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Consolas" svg:font-family="Consolas, 'Courier New', monospace"/>
    <style:font-face style:name="Consolas1" svg:font-family="Consolas, 'Courier New', monospace, Menlo, Monaco, 'Courier New', monospac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WPC" svg:font-family="'Segoe WPC', 'Segoe UI', sans-serif"/>
    <style:font-face style:name="inherit" svg:font-family="inherit"/>
  </office:font-face-decls>
  <office:automatic-styles>
    <style:style style:name="P1" style:family="paragraph" style:parent-style-name="Standard">
      <style:text-properties officeooo:paragraph-rsid="00072245"/>
    </style:style>
    <style:style style:name="P2" style:family="paragraph" style:parent-style-name="Standard">
      <style:text-properties fo:font-variant="normal" fo:text-transform="none" style:font-name="Segoe WPC" fo:font-size="9.75pt" fo:letter-spacing="normal" fo:font-style="normal" fo:font-weight="normal" style:font-name-asian="Segoe WPC" style:font-size-asian="9.75pt" style:font-style-asian="normal" style:font-weight-asian="normal" style:font-name-complex="Segoe WPC" style:font-size-complex="9.75pt" style:font-style-complex="normal" style:font-weight-complex="normal"/>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paragraph-properties fo:margin-left="0cm" fo:margin-right="0cm" fo:margin-top="0cm" fo:margin-bottom="0cm" style:contextual-spacing="false" fo:text-align="center" style:justify-single-word="false" fo:orphans="1" fo:text-indent="0cm" style:auto-text-indent="false"/>
      <style:text-properties fo:font-size="7.5pt"/>
    </style:style>
    <style:style style:name="P6" style:family="paragraph" style:parent-style-name="Text_20_body" style:list-style-name="L1">
      <style:paragraph-properties fo:margin-left="0.053cm" fo:margin-right="0.053cm" fo:margin-top="0.053cm" fo:margin-bottom="0.053cm" style:contextual-spacing="false" style:line-height-at-least="0.714cm" fo:text-indent="0cm" style:auto-text-indent="false" fo:padding="0cm" fo:border="none"/>
      <style:text-properties fo:text-transform="uppercase" fo:color="#ffffff" loext:opacity="100%" style:text-line-through-style="none" style:text-line-through-type="none" fo:font-size="9pt" style:text-underline-style="none" fo:font-weight="bold" style:text-blinking="false" loext:padding="0cm" loext:border="none"/>
    </style:style>
    <style:style style:name="P7" style:family="paragraph" style:parent-style-name="Text_20_body" style:list-style-name="L2">
      <style:paragraph-properties fo:margin-left="0cm" fo:margin-right="0.106cm" fo:margin-top="0cm" fo:margin-bottom="0cm" style:contextual-spacing="false" fo:text-indent="0cm" style:auto-text-indent="false" fo:padding="0cm" fo:border="none"/>
    </style:style>
    <style:style style:name="P8" style:family="paragraph" style:parent-style-name="Text_20_body" style:list-style-name="L3">
      <style:paragraph-properties fo:margin-left="0cm" fo:margin-right="0.106cm" fo:margin-top="0cm" fo:margin-bottom="0cm" style:contextual-spacing="false" fo:text-indent="0cm" style:auto-text-indent="false" fo:padding="0cm" fo:border="none"/>
    </style:style>
    <style:style style:name="P9" style:family="paragraph" style:parent-style-name="Text_20_body">
      <style:paragraph-properties fo:margin-left="0cm" fo:margin-right="0cm" fo:margin-top="0cm" fo:margin-bottom="0cm" style:contextual-spacing="false" fo:line-height="150%" fo:orphans="1" fo:text-indent="0cm" style:auto-text-indent="false" style:writing-mode="lr-tb"/>
      <style:text-properties style:font-name="inherit" fo:font-size="9pt" fo:background-color="transparent" loext:padding="0cm" loext:border="none"/>
    </style:style>
    <style:style style:name="P10" style:family="paragraph" style:parent-style-name="Text_20_body" style:list-style-name="L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1" style:family="paragraph" style:parent-style-name="Text_20_body" style:list-style-name="L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2" style:family="paragraph" style:parent-style-name="Text_20_body" style:list-style-name="L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3" style:family="paragraph" style:parent-style-name="Text_20_body" style:list-style-name="L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4" style:family="paragraph" style:parent-style-name="Text_20_body" style:list-style-name="L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5" style:family="paragraph" style:parent-style-name="Text_20_body" style:list-style-name="L1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6" style:family="paragraph" style:parent-style-name="Text_20_body" style:list-style-name="L1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7" style:family="paragraph" style:parent-style-name="Text_20_body" style:list-style-name="L1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8" style:family="paragraph" style:parent-style-name="Text_20_body" style:list-style-name="L1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9" style:family="paragraph" style:parent-style-name="Text_20_body" style:list-style-name="L1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20" style:family="paragraph" style:parent-style-name="Text_20_body" style:list-style-name="L1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21" style:family="paragraph" style:parent-style-name="Text_20_body" style:list-style-name="L1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22" style:family="paragraph" style:parent-style-name="Text_20_body" style:list-style-name="L1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23" style:family="paragraph" style:parent-style-name="Text_20_body" style:list-style-name="L1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24" style:family="paragraph" style:parent-style-name="Text_20_body" style:list-style-name="L2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25" style:family="paragraph" style:parent-style-name="Text_20_body" style:list-style-name="L2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26" style:family="paragraph" style:parent-style-name="Text_20_body" style:list-style-name="L2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27" style:family="paragraph" style:parent-style-name="Text_20_body" style:list-style-name="L2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28" style:family="paragraph" style:parent-style-name="Text_20_body" style:list-style-name="L2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29" style:family="paragraph" style:parent-style-name="Text_20_body" style:list-style-name="L2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30" style:family="paragraph" style:parent-style-name="Text_20_body" style:list-style-name="L2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31" style:family="paragraph" style:parent-style-name="Text_20_body" style:list-style-name="L2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32" style:family="paragraph" style:parent-style-name="Text_20_body" style:list-style-name="L2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33" style:family="paragraph" style:parent-style-name="Text_20_body" style:list-style-name="L3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34" style:family="paragraph" style:parent-style-name="Text_20_body" style:list-style-name="L3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35" style:family="paragraph" style:parent-style-name="Text_20_body" style:list-style-name="L3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36" style:family="paragraph" style:parent-style-name="Text_20_body" style:list-style-name="L3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37" style:family="paragraph" style:parent-style-name="Text_20_body" style:list-style-name="L3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38" style:family="paragraph" style:parent-style-name="Text_20_body" style:list-style-name="L3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39" style:family="paragraph" style:parent-style-name="Text_20_body" style:list-style-name="L3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40" style:family="paragraph" style:parent-style-name="Text_20_body" style:list-style-name="L3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41" style:family="paragraph" style:parent-style-name="Text_20_body" style:list-style-name="L3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42" style:family="paragraph" style:parent-style-name="Text_20_body" style:list-style-name="L4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43" style:family="paragraph" style:parent-style-name="Text_20_body" style:list-style-name="L4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44" style:family="paragraph" style:parent-style-name="Text_20_body" style:list-style-name="L4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45" style:family="paragraph" style:parent-style-name="Text_20_body" style:list-style-name="L4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46" style:family="paragraph" style:parent-style-name="Text_20_body" style:list-style-name="L4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47" style:family="paragraph" style:parent-style-name="Text_20_body" style:list-style-name="L4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48" style:family="paragraph" style:parent-style-name="Text_20_body" style:list-style-name="L4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49" style:family="paragraph" style:parent-style-name="Text_20_body" style:list-style-name="L4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50" style:family="paragraph" style:parent-style-name="Text_20_body" style:list-style-name="L4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51" style:family="paragraph" style:parent-style-name="Text_20_body" style:list-style-name="L5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52" style:family="paragraph" style:parent-style-name="Text_20_body" style:list-style-name="L5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53" style:family="paragraph" style:parent-style-name="Text_20_body" style:list-style-name="L5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54" style:family="paragraph" style:parent-style-name="Text_20_body" style:list-style-name="L5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55" style:family="paragraph" style:parent-style-name="Text_20_body" style:list-style-name="L5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56" style:family="paragraph" style:parent-style-name="Text_20_body" style:list-style-name="L5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57" style:family="paragraph" style:parent-style-name="Text_20_body" style:list-style-name="L5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58" style:family="paragraph" style:parent-style-name="Text_20_body" style:list-style-name="L5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59" style:family="paragraph" style:parent-style-name="Text_20_body" style:list-style-name="L5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60" style:family="paragraph" style:parent-style-name="Text_20_body" style:list-style-name="L6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61" style:family="paragraph" style:parent-style-name="Text_20_body" style:list-style-name="L6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62" style:family="paragraph" style:parent-style-name="Text_20_body" style:list-style-name="L6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63" style:family="paragraph" style:parent-style-name="Text_20_body" style:list-style-name="L6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64" style:family="paragraph" style:parent-style-name="Text_20_body">
      <style:paragraph-properties fo:margin-top="0cm" fo:margin-bottom="0cm" style:contextual-spacing="false" fo:orphans="1"/>
      <style:text-properties fo:font-variant="normal" fo:text-transform="none" style:font-name="Segoe WPC" fo:font-size="9.75pt" fo:letter-spacing="normal" fo:font-style="normal" fo:font-weight="normal" fo:background-color="transparent" loext:padding="0cm" loext:border="none"/>
    </style:style>
    <style:style style:name="P65" style:family="paragraph" style:parent-style-name="Text_20_body" style:list-style-name="L6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66" style:family="paragraph" style:parent-style-name="Text_20_body" style:list-style-name="L6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67" style:family="paragraph" style:parent-style-name="Text_20_body" style:list-style-name="L6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68" style:family="paragraph" style:parent-style-name="Text_20_body" style:list-style-name="L6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69" style:family="paragraph" style:parent-style-name="Text_20_body" style:list-style-name="L6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70" style:family="paragraph" style:parent-style-name="Text_20_body" style:list-style-name="L7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71" style:family="paragraph" style:parent-style-name="Text_20_body" style:list-style-name="L7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72" style:family="paragraph" style:parent-style-name="Text_20_body" style:list-style-name="L7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73" style:family="paragraph" style:parent-style-name="Text_20_body" style:list-style-name="L7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74" style:family="paragraph" style:parent-style-name="Text_20_body" style:list-style-name="L7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75" style:family="paragraph" style:parent-style-name="Text_20_body" style:list-style-name="L7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76" style:family="paragraph" style:parent-style-name="Text_20_body" style:list-style-name="L7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77" style:family="paragraph" style:parent-style-name="Text_20_body" style:list-style-name="L7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78" style:family="paragraph" style:parent-style-name="Text_20_body" style:list-style-name="L8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79" style:family="paragraph" style:parent-style-name="Text_20_body" style:list-style-name="L8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80" style:family="paragraph" style:parent-style-name="Text_20_body" style:list-style-name="L8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81" style:family="paragraph" style:parent-style-name="Text_20_body" style:list-style-name="L8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82" style:family="paragraph" style:parent-style-name="Text_20_body" style:list-style-name="L8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83" style:family="paragraph" style:parent-style-name="Text_20_body" style:list-style-name="L8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84" style:family="paragraph" style:parent-style-name="Text_20_body" style:list-style-name="L86">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85" style:family="paragraph" style:parent-style-name="Text_20_body" style:list-style-name="L87">
      <style:paragraph-properties fo:margin-left="0.423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86" style:family="paragraph" style:parent-style-name="Text_20_body" style:list-style-name="L88">
      <style:paragraph-properties fo:margin-left="0.423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87" style:family="paragraph" style:parent-style-name="Text_20_body" style:list-style-name="L89">
      <style:paragraph-properties fo:margin-left="0.423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88" style:family="paragraph" style:parent-style-name="Text_20_body" style:list-style-name="L90">
      <style:paragraph-properties fo:margin-left="0.423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89" style:family="paragraph" style:parent-style-name="Text_20_body" style:list-style-name="L91">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90" style:family="paragraph" style:parent-style-name="Text_20_body" style:list-style-name="L92">
      <style:paragraph-properties fo:margin-left="0.423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91" style:family="paragraph" style:parent-style-name="Text_20_body" style:list-style-name="L93">
      <style:paragraph-properties fo:margin-left="0.423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92" style:family="paragraph" style:parent-style-name="Text_20_body" style:list-style-name="L94">
      <style:paragraph-properties fo:margin-left="0.423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93" style:family="paragraph" style:parent-style-name="Text_20_body" style:list-style-name="L95">
      <style:paragraph-properties fo:margin-left="0.423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94" style:family="paragraph" style:parent-style-name="Text_20_body" style:list-style-name="L96">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95" style:family="paragraph" style:parent-style-name="Text_20_body" style:list-style-name="L97">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96" style:family="paragraph" style:parent-style-name="Text_20_body" style:list-style-name="L98">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97" style:family="paragraph" style:parent-style-name="Text_20_body" style:list-style-name="L99">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98" style:family="paragraph" style:parent-style-name="Text_20_body" style:list-style-name="L100">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99" style:family="paragraph" style:parent-style-name="Text_20_body" style:list-style-name="L10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00" style:family="paragraph" style:parent-style-name="Text_20_body" style:list-style-name="L10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01" style:family="paragraph" style:parent-style-name="Text_20_body" style:list-style-name="L10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02" style:family="paragraph" style:parent-style-name="Text_20_body" style:list-style-name="L10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03" style:family="paragraph" style:parent-style-name="Text_20_body" style:list-style-name="L105">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04" style:family="paragraph" style:parent-style-name="Text_20_body" style:list-style-name="L10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05" style:family="paragraph" style:parent-style-name="Text_20_body" style:list-style-name="L10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06" style:family="paragraph" style:parent-style-name="Text_20_body" style:list-style-name="L10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07" style:family="paragraph" style:parent-style-name="Text_20_body" style:list-style-name="L10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08" style:family="paragraph" style:parent-style-name="Text_20_body" style:list-style-name="L11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09" style:family="paragraph" style:parent-style-name="Text_20_body" style:list-style-name="L111">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10" style:family="paragraph" style:parent-style-name="Text_20_body" style:list-style-name="L11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11" style:family="paragraph" style:parent-style-name="Text_20_body" style:list-style-name="L11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12" style:family="paragraph" style:parent-style-name="Text_20_body" style:list-style-name="L11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13" style:family="paragraph" style:parent-style-name="Text_20_body" style:list-style-name="L11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14" style:family="paragraph" style:parent-style-name="Text_20_body" style:list-style-name="L11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15" style:family="paragraph" style:parent-style-name="Text_20_body" style:list-style-name="L117">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16" style:family="paragraph" style:parent-style-name="Text_20_body" style:list-style-name="L11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17" style:family="paragraph" style:parent-style-name="Text_20_body" style:list-style-name="L11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18" style:family="paragraph" style:parent-style-name="Text_20_body" style:list-style-name="L12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19" style:family="paragraph" style:parent-style-name="Text_20_body" style:list-style-name="L12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20" style:family="paragraph" style:parent-style-name="Text_20_body" style:list-style-name="L122">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21" style:family="paragraph" style:parent-style-name="Text_20_body" style:list-style-name="L12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22" style:family="paragraph" style:parent-style-name="Text_20_body" style:list-style-name="L12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23" style:family="paragraph" style:parent-style-name="Text_20_body" style:list-style-name="L12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24" style:family="paragraph" style:parent-style-name="Text_20_body" style:list-style-name="L12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25" style:family="paragraph" style:parent-style-name="Text_20_body" style:list-style-name="L127">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26" style:family="paragraph" style:parent-style-name="Text_20_body" style:list-style-name="L12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27" style:family="paragraph" style:parent-style-name="Text_20_body" style:list-style-name="L12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28" style:family="paragraph" style:parent-style-name="Text_20_body" style:list-style-name="L13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29" style:family="paragraph" style:parent-style-name="Text_20_body" style:list-style-name="L13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30" style:family="paragraph" style:parent-style-name="Text_20_body" style:list-style-name="L132">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31" style:family="paragraph" style:parent-style-name="Text_20_body" style:list-style-name="L13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32" style:family="paragraph" style:parent-style-name="Text_20_body" style:list-style-name="L13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33" style:family="paragraph" style:parent-style-name="Text_20_body" style:list-style-name="L13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34" style:family="paragraph" style:parent-style-name="Text_20_body" style:list-style-name="L13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35" style:family="paragraph" style:parent-style-name="Text_20_body" style:list-style-name="L13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36" style:family="paragraph" style:parent-style-name="Text_20_body" style:list-style-name="L138">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37" style:family="paragraph" style:parent-style-name="Text_20_body" style:list-style-name="L13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38" style:family="paragraph" style:parent-style-name="Text_20_body" style:list-style-name="L14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39" style:family="paragraph" style:parent-style-name="Text_20_body" style:list-style-name="L14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40" style:family="paragraph" style:parent-style-name="Text_20_body" style:list-style-name="L142">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41" style:family="paragraph" style:parent-style-name="Text_20_body" style:list-style-name="L14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42" style:family="paragraph" style:parent-style-name="Text_20_body" style:list-style-name="L14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43" style:family="paragraph" style:parent-style-name="Text_20_body" style:list-style-name="L14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44" style:family="paragraph" style:parent-style-name="Text_20_body" style:list-style-name="L146">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45" style:family="paragraph" style:parent-style-name="Text_20_body" style:list-style-name="L14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46" style:family="paragraph" style:parent-style-name="Text_20_body" style:list-style-name="L14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47" style:family="paragraph" style:parent-style-name="Text_20_body" style:list-style-name="L149">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48" style:family="paragraph" style:parent-style-name="Text_20_body" style:list-style-name="L150">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49" style:family="paragraph" style:parent-style-name="Text_20_body" style:list-style-name="L15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50" style:family="paragraph" style:parent-style-name="Text_20_body" style:list-style-name="L15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51" style:family="paragraph" style:parent-style-name="Text_20_body" style:list-style-name="L15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52" style:family="paragraph" style:parent-style-name="Text_20_body" style:list-style-name="L15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53" style:family="paragraph" style:parent-style-name="Text_20_body" style:list-style-name="L155">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54" style:family="paragraph" style:parent-style-name="Text_20_body" style:list-style-name="L15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55" style:family="paragraph" style:parent-style-name="Text_20_body" style:list-style-name="L15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56" style:family="paragraph" style:parent-style-name="Text_20_body" style:list-style-name="L158">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57" style:family="paragraph" style:parent-style-name="Text_20_body" style:list-style-name="L159">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58" style:family="paragraph" style:parent-style-name="Text_20_body" style:list-style-name="L160">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59" style:family="paragraph" style:parent-style-name="Text_20_body" style:list-style-name="L161">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60" style:family="paragraph" style:parent-style-name="Text_20_body" style:list-style-name="L16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61" style:family="paragraph" style:parent-style-name="Text_20_body" style:list-style-name="L163">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62" style:family="paragraph" style:parent-style-name="Text_20_body" style:list-style-name="L16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63" style:family="paragraph" style:parent-style-name="Text_20_body" style:list-style-name="L16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64" style:family="paragraph" style:parent-style-name="Text_20_body" style:list-style-name="L16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65" style:family="paragraph" style:parent-style-name="Text_20_body" style:list-style-name="L167">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66" style:family="paragraph" style:parent-style-name="Text_20_body" style:list-style-name="L168">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67" style:family="paragraph" style:parent-style-name="Text_20_body" style:list-style-name="L169">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68" style:family="paragraph" style:parent-style-name="Text_20_body" style:list-style-name="L170">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69" style:family="paragraph" style:parent-style-name="Text_20_body" style:list-style-name="L171">
      <style:paragraph-properties fo:margin-left="0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70" style:family="paragraph" style:parent-style-name="Text_20_body" style:list-style-name="L172">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71" style:family="paragraph" style:parent-style-name="Text_20_body" style:list-style-name="L173">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72" style:family="paragraph" style:parent-style-name="Text_20_body" style:list-style-name="L174">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73" style:family="paragraph" style:parent-style-name="Text_20_body" style:list-style-name="L175">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74" style:family="paragraph" style:parent-style-name="Text_20_body" style:list-style-name="L176">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75" style:family="paragraph" style:parent-style-name="Text_20_body" style:list-style-name="L177">
      <style:paragraph-properties fo:margin-left="0.635cm" fo:margin-right="0cm" fo:margin-top="0.053cm" fo:margin-bottom="0.053cm" style:contextual-spacing="false" fo:orphans="1" fo:text-indent="0cm" style:auto-text-indent="false" fo:padding="0cm" fo:border="none"/>
      <style:text-properties fo:font-variant="normal" fo:text-transform="none" style:font-name="Segoe WPC" fo:font-size="9.75pt" fo:letter-spacing="normal" fo:font-style="normal" fo:font-weight="normal" fo:background-color="transparent" loext:padding="0cm" loext:border="none"/>
    </style:style>
    <style:style style:name="P176" style:family="paragraph" style:parent-style-name="Text_20_body">
      <style:paragraph-properties fo:margin-left="0cm" fo:margin-right="0cm" fo:margin-top="0cm" fo:margin-bottom="0cm" style:contextual-spacing="false" fo:line-height="150%" fo:orphans="1" fo:text-indent="0cm" style:auto-text-indent="false" style:writing-mode="lr-tb"/>
      <style:text-properties fo:font-variant="normal" fo:text-transform="none" style:font-name="Segoe WPC" fo:font-size="9.75pt" fo:letter-spacing="normal" fo:font-style="normal" fo:font-weight="normal" fo:background-color="#141414" style:font-name-asian="Segoe WPC" style:font-size-asian="9.75pt" style:font-style-asian="normal" style:font-weight-asian="normal" style:font-name-complex="Segoe WPC" style:font-size-complex="9.75pt" style:font-style-complex="normal" style:font-weight-complex="normal" loext:padding="0cm" loext:border="none"/>
    </style:style>
    <style:style style:name="P177" style:family="paragraph" style:parent-style-name="Text_20_body">
      <style:paragraph-properties fo:margin-top="0cm" fo:margin-bottom="0cm" style:contextual-spacing="false" fo:orphans="1"/>
      <style:text-properties fo:font-variant="normal" fo:text-transform="none" style:font-name="Segoe WPC" fo:font-size="9.75pt" fo:letter-spacing="normal" fo:font-style="normal" fo:font-weight="normal" fo:background-color="#141414" style:font-name-asian="Segoe WPC" style:font-size-asian="9.75pt" style:font-style-asian="normal" style:font-weight-asian="normal" style:font-name-complex="Segoe WPC" style:font-size-complex="9.75pt" style:font-style-complex="normal" style:font-weight-complex="normal" loext:padding="0cm" loext:border="none"/>
    </style:style>
    <style:style style:name="P178" style:family="paragraph" style:parent-style-name="Text_20_body">
      <style:paragraph-properties fo:margin-left="0.053cm" fo:margin-right="0cm" fo:margin-top="0.106cm" fo:margin-bottom="0.106cm" style:contextual-spacing="false" style:line-height-at-least="0.397cm" fo:orphans="0" fo:text-indent="0cm" style:auto-text-indent="false"/>
      <style:text-properties fo:font-variant="normal" fo:text-transform="none" style:font-name="Segoe WPC" fo:font-size="8.25pt" fo:letter-spacing="normal" fo:font-style="normal" fo:font-weight="normal" fo:background-color="transparent" loext:padding="0cm" loext:border="none"/>
    </style:style>
    <style:style style:name="P179" style:family="paragraph" style:parent-style-name="Text_20_body" style:list-style-name="L4">
      <style:paragraph-properties fo:margin-left="0cm" fo:margin-right="0cm" fo:margin-top="0.053cm" fo:margin-bottom="0.053cm" style:contextual-spacing="false" fo:line-height="140%" fo:orphans="1" fo:text-indent="0cm" style:auto-text-indent="false" fo:padding="0cm" fo:border="none"/>
      <style:text-properties fo:font-variant="normal" fo:text-transform="none" style:font-name="Consolas1" fo:font-size="9.75pt" fo:letter-spacing="normal" fo:font-style="normal" fo:font-weight="normal" fo:background-color="transparent" loext:padding="0cm" loext:border="none"/>
    </style:style>
    <style:style style:name="P180" style:family="paragraph" style:parent-style-name="Text_20_body" style:list-style-name="L13">
      <style:paragraph-properties fo:margin-left="0cm" fo:margin-right="0cm" fo:margin-top="0.053cm" fo:margin-bottom="0.053cm" style:contextual-spacing="false" fo:line-height="140%" fo:orphans="1" fo:text-indent="0cm" style:auto-text-indent="false" fo:padding="0cm" fo:border="none"/>
      <style:text-properties fo:font-variant="normal" fo:text-transform="none" style:font-name="Consolas1" fo:font-size="9.75pt" fo:letter-spacing="normal" fo:font-style="normal" fo:font-weight="normal" fo:background-color="transparent" loext:padding="0cm" loext:border="none"/>
    </style:style>
    <style:style style:name="P181" style:family="paragraph" style:parent-style-name="Text_20_body" style:list-style-name="L26">
      <style:paragraph-properties fo:margin-left="0cm" fo:margin-right="0cm" fo:margin-top="0.053cm" fo:margin-bottom="0.053cm" style:contextual-spacing="false" fo:line-height="140%" fo:orphans="1" fo:text-indent="0cm" style:auto-text-indent="false" fo:padding="0cm" fo:border="none"/>
      <style:text-properties fo:font-variant="normal" fo:text-transform="none" style:font-name="Consolas1" fo:font-size="9.75pt" fo:letter-spacing="normal" fo:font-style="normal" fo:font-weight="normal" fo:background-color="transparent" loext:padding="0cm" loext:border="none"/>
    </style:style>
    <style:style style:name="P182" style:family="paragraph" style:parent-style-name="Text_20_body" style:list-style-name="L35">
      <style:paragraph-properties fo:margin-left="0cm" fo:margin-right="0cm" fo:margin-top="0.053cm" fo:margin-bottom="0.053cm" style:contextual-spacing="false" fo:line-height="140%" fo:orphans="1" fo:text-indent="0cm" style:auto-text-indent="false" fo:padding="0cm" fo:border="none"/>
      <style:text-properties fo:font-variant="normal" fo:text-transform="none" style:font-name="Consolas1" fo:font-size="9.75pt" fo:letter-spacing="normal" fo:font-style="normal" fo:font-weight="normal" fo:background-color="transparent" loext:padding="0cm" loext:border="none"/>
    </style:style>
    <style:style style:name="P183" style:family="paragraph" style:parent-style-name="Text_20_body" style:list-style-name="L45">
      <style:paragraph-properties fo:margin-left="0cm" fo:margin-right="0cm" fo:margin-top="0.053cm" fo:margin-bottom="0.053cm" style:contextual-spacing="false" fo:line-height="140%" fo:orphans="1" fo:text-indent="0cm" style:auto-text-indent="false" fo:padding="0cm" fo:border="none"/>
      <style:text-properties fo:font-variant="normal" fo:text-transform="none" style:font-name="Consolas1" fo:font-size="9.75pt" fo:letter-spacing="normal" fo:font-style="normal" fo:font-weight="normal" fo:background-color="transparent" loext:padding="0cm" loext:border="none"/>
    </style:style>
    <style:style style:name="P184" style:family="paragraph" style:parent-style-name="Text_20_body" style:list-style-name="L55">
      <style:paragraph-properties fo:margin-left="0cm" fo:margin-right="0cm" fo:margin-top="0.053cm" fo:margin-bottom="0.053cm" style:contextual-spacing="false" fo:line-height="140%" fo:orphans="1" fo:text-indent="0cm" style:auto-text-indent="false" fo:padding="0cm" fo:border="none"/>
      <style:text-properties fo:font-variant="normal" fo:text-transform="none" style:font-name="Consolas1" fo:font-size="9.75pt" fo:letter-spacing="normal" fo:font-style="normal" fo:font-weight="normal" fo:background-color="transparent" loext:padding="0cm" loext:border="none"/>
    </style:style>
    <style:style style:name="P185" style:family="paragraph" style:parent-style-name="Text_20_body" style:list-style-name="L64">
      <style:paragraph-properties fo:margin-left="0cm" fo:margin-right="0cm" fo:margin-top="0.053cm" fo:margin-bottom="0.053cm" style:contextual-spacing="false" fo:line-height="140%" fo:orphans="1" fo:text-indent="0cm" style:auto-text-indent="false" fo:padding="0cm" fo:border="none"/>
      <style:text-properties fo:font-variant="normal" fo:text-transform="none" style:font-name="Consolas1" fo:font-size="9.75pt" fo:letter-spacing="normal" fo:font-style="normal" fo:font-weight="normal" fo:background-color="transparent" loext:padding="0cm" loext:border="none"/>
    </style:style>
    <style:style style:name="P186" style:family="paragraph" style:parent-style-name="Text_20_body" style:list-style-name="L72">
      <style:paragraph-properties fo:margin-left="0cm" fo:margin-right="0cm" fo:margin-top="0.053cm" fo:margin-bottom="0.053cm" style:contextual-spacing="false" fo:line-height="140%" fo:orphans="1" fo:text-indent="0cm" style:auto-text-indent="false" fo:padding="0cm" fo:border="none"/>
      <style:text-properties fo:font-variant="normal" fo:text-transform="none" style:font-name="Consolas1" fo:font-size="9.75pt" fo:letter-spacing="normal" fo:font-style="normal" fo:font-weight="normal" fo:background-color="transparent" loext:padding="0cm" loext:border="none"/>
    </style:style>
    <style:style style:name="P187" style:family="paragraph" style:parent-style-name="Text_20_body" style:list-style-name="L79">
      <style:paragraph-properties fo:margin-left="0cm" fo:margin-right="0cm" fo:margin-top="0.053cm" fo:margin-bottom="0.053cm" style:contextual-spacing="false" fo:line-height="140%" fo:orphans="1" fo:text-indent="0cm" style:auto-text-indent="false" fo:padding="0cm" fo:border="none"/>
      <style:text-properties fo:font-variant="normal" fo:text-transform="none" style:font-name="Consolas1" fo:font-size="9.75pt" fo:letter-spacing="normal" fo:font-style="normal" fo:font-weight="normal" fo:background-color="transparent" loext:padding="0cm" loext:border="none"/>
    </style:style>
    <style:style style:name="P188" style:family="paragraph" style:parent-style-name="Text_20_body">
      <style:paragraph-properties fo:margin-top="0cm" fo:margin-bottom="0cm" style:contextual-spacing="false" fo:orphans="1"/>
      <style:text-properties fo:font-variant="normal" fo:text-transform="none" fo:letter-spacing="normal" fo:background-color="transparent" loext:padding="0cm" loext:border="none"/>
    </style:style>
    <style:style style:name="P189" style:family="paragraph" style:parent-style-name="Text_20_body">
      <style:paragraph-properties fo:margin-left="0cm" fo:margin-right="0.053cm" fo:margin-top="0.106cm" fo:margin-bottom="0.106cm" style:contextual-spacing="false" style:line-height-at-least="0.344cm" fo:orphans="1" fo:text-indent="0cm" style:auto-text-indent="false"/>
      <style:text-properties fo:font-size="8.25pt" fo:background-color="#141414" loext:padding="0cm" loext:border="none"/>
    </style:style>
    <style:style style:name="P190" style:family="paragraph" style:parent-style-name="Text_20_body">
      <style:paragraph-properties fo:margin-top="0cm" fo:margin-bottom="0cm" style:contextual-spacing="false" style:line-height-at-least="0.423cm"/>
      <style:text-properties fo:color="#d8dee9" loext:opacity="100%" style:font-name="Consolas" fo:font-size="9pt" fo:letter-spacing="normal" fo:font-weight="normal"/>
    </style:style>
    <style:style style:name="P191" style:family="paragraph" style:parent-style-name="Text_20_body">
      <style:paragraph-properties fo:margin-top="0cm" fo:margin-bottom="0cm" style:contextual-spacing="false" style:line-height-at-least="0.423cm"/>
      <style:text-properties fo:color="#d8dee9" loext:opacity="100%" fo:letter-spacing="normal"/>
    </style:style>
    <style:style style:name="T1" style:family="text">
      <style:text-properties style:font-name="Consolas" fo:font-size="9pt" fo:font-weight="normal"/>
    </style:style>
    <style:style style:name="T2" style:family="text">
      <style:text-properties fo:font-size="9.75pt" style:font-size-asian="9.75pt" style:font-size-complex="9.75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0">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8">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0">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86" text:anchor-type="page" text:anchor-page-number="1" svg:x="0cm" svg:y="0cm" svg:width="12.541cm" draw:z-index="85">
        <draw:text-box fo:min-height="0.041cm">
          <text:p text:style-name="Text_20_body"/>
        </draw:text-box>
      </draw:frame>
      <draw:frame draw:style-name="fr3" draw:name="Frame85" text:anchor-type="page" text:anchor-page-number="1" svg:x="0cm" svg:y="0cm" svg:width="0.37cm" draw:z-index="84">
        <draw:text-box fo:min-height="7.514cm">
          <text:p text:style-name="Text_20_body"/>
        </draw:text-box>
      </draw:frame>
      <draw:frame draw:style-name="fr3" draw:name="Frame81" text:anchor-type="page" text:anchor-page-number="1" svg:x="0cm" svg:y="0cm" svg:width="0.041cm" draw:z-index="80">
        <draw:text-box fo:min-height="0.041cm">
          <text:p text:style-name="Text_20_body"><draw:frame draw:style-name="fr1" draw:name="Frame82" text:anchor-type="char" svg:width="12.541cm" draw:z-index="81"><draw:text-box fo:min-height="7.514cm"><text:p text:style-name="P190">irrigatep/</text:p><text:p text:style-name="P191">├── <text:span text:style-name="T1">apps/</text:span></text:p><text:p text:style-name="P191">│   ├── <text:span text:style-name="T1">backend/</text:span></text:p><text:p text:style-name="P191">│   │   ├── <text:span text:style-name="T1">app/</text:span></text:p><text:p text:style-name="P191">│   │   ├── <text:span text:style-name="T1">tests/</text:span></text:p><text:p text:style-name="P191">│   │   └── <text:span text:style-name="T1">alembic/</text:span></text:p><text:p text:style-name="P191">│   └── <text:span text:style-name="T1">frontend/</text:span></text:p><text:p text:style-name="P191">│       ├── <text:span text:style-name="T1">src/</text:span></text:p><text:p text:style-name="P191">│       ├── <text:span text:style-name="T1">components/</text:span></text:p><text:p text:style-name="P191">│       └── <text:span text:style-name="T1">pages/</text:span></text:p><text:p text:style-name="P191">├── <text:span text:style-name="T1">packages/</text:span></text:p><text:p text:style-name="P191">│   ├── <text:span text:style-name="T1">eslint-config/</text:span></text:p><text:p text:style-name="P191">│   ├── <text:span text:style-name="T1">typescript-config/</text:span></text:p><text:p text:style-name="P191">│   └── <text:span text:style-name="T1">ui/</text:span></text:p><text:p text:style-name="P191">├── <text:span text:style-name="T1">docker/</text:span></text:p><text:p text:style-name="P191">├── <text:span text:style-name="T1">docs/</text:span></text:p><text:p text:style-name="P191">└── <text:span text:style-name="T1">package.json</text:span></text:p></draw:text-box></draw:frame></text:p>
        </draw:text-box>
      </draw:frame>
      <draw:frame draw:style-name="fr3" draw:name="Frame78" text:anchor-type="page" text:anchor-page-number="1" svg:x="0cm" svg:y="0cm" svg:width="0.041cm" draw:z-index="77">
        <draw:text-box fo:min-height="7.514cm">
          <text:p text:style-name="Text_20_body"/>
        </draw:text-box>
      </draw:frame>
      <draw:frame draw:style-name="fr3" draw:name="Frame77" text:anchor-type="page" text:anchor-page-number="1" svg:x="0cm" svg:y="0cm" svg:width="0.041cm" draw:z-index="76">
        <draw:text-box fo:min-height="0.041cm">
          <text:p text:style-name="Text_20_body"/>
        </draw:text-box>
      </draw:frame>
      <draw:frame draw:style-name="fr3" draw:name="Frame72" text:anchor-type="page" text:anchor-page-number="1" svg:x="0cm" svg:y="0cm" svg:width="12.541cm" draw:z-index="71">
        <draw:text-box fo:min-height="0.041cm">
          <text:p text:style-name="Text_20_body"/>
        </draw:text-box>
      </draw:frame>
      <draw:frame draw:style-name="fr3" draw:name="Frame71" text:anchor-type="page" text:anchor-page-number="1" svg:x="0cm" svg:y="0cm" svg:width="0.37cm" draw:z-index="70">
        <draw:text-box fo:min-height="2.011cm">
          <text:p text:style-name="Text_20_body"/>
        </draw:text-box>
      </draw:frame>
      <draw:frame draw:style-name="fr3" draw:name="Frame67" text:anchor-type="page" text:anchor-page-number="1" svg:x="0cm" svg:y="0cm" svg:width="0.041cm" draw:z-index="66">
        <draw:text-box fo:min-height="0.041cm">
          <text:p text:style-name="Text_20_body"><draw:frame draw:style-name="fr1" draw:name="Frame68" text:anchor-type="char" svg:width="12.541cm" draw:z-index="67"><draw:text-box fo:min-height="2.011cm"><text:p text:style-name="P190">- Redis for caching</text:p><text:p text:style-name="P190">- MinIO for file storage</text:p><text:p text:style-name="P190">- Mailgun or SendGrid for email</text:p><text:p text:style-name="P190">- Sentry for error tracking</text:p></draw:text-box></draw:frame></text:p>
        </draw:text-box>
      </draw:frame>
      <draw:frame draw:style-name="fr3" draw:name="Frame64" text:anchor-type="page" text:anchor-page-number="1" svg:x="0cm" svg:y="0cm" svg:width="0.041cm" draw:z-index="63">
        <draw:text-box fo:min-height="2.011cm">
          <text:p text:style-name="Text_20_body"/>
        </draw:text-box>
      </draw:frame>
      <draw:frame draw:style-name="fr3" draw:name="Frame63" text:anchor-type="page" text:anchor-page-number="1" svg:x="0cm" svg:y="0cm" svg:width="0.041cm" draw:z-index="62">
        <draw:text-box fo:min-height="0.041cm">
          <text:p text:style-name="Text_20_body"/>
        </draw:text-box>
      </draw:frame>
      <draw:frame draw:style-name="fr3" draw:name="Frame58" text:anchor-type="page" text:anchor-page-number="1" svg:x="0cm" svg:y="0cm" svg:width="12.541cm" draw:z-index="57">
        <draw:text-box fo:min-height="0.041cm">
          <text:p text:style-name="Text_20_body"/>
        </draw:text-box>
      </draw:frame>
      <draw:frame draw:style-name="fr3" draw:name="Frame57" text:anchor-type="page" text:anchor-page-number="1" svg:x="0cm" svg:y="0cm" svg:width="0.37cm" draw:z-index="56">
        <draw:text-box fo:min-height="2.434cm">
          <text:p text:style-name="Text_20_body"/>
        </draw:text-box>
      </draw:frame>
      <draw:frame draw:style-name="fr3" draw:name="Frame53" text:anchor-type="page" text:anchor-page-number="1" svg:x="0cm" svg:y="0cm" svg:width="0.041cm" draw:z-index="52">
        <draw:text-box fo:min-height="0.041cm">
          <text:p text:style-name="Text_20_body"><draw:frame draw:style-name="fr1" draw:name="Frame54" text:anchor-type="char" svg:width="12.541cm" draw:z-index="53"><draw:text-box fo:min-height="2.434cm"><text:p text:style-name="P190">- Docker</text:p><text:p text:style-name="P190">- GitHub Actions for CI/CD</text:p><text:p text:style-name="P190">- ESLint &amp; Prettier</text:p><text:p text:style-name="P190">- Husky for git hooks</text:p><text:p text:style-name="P190">- Turborepo for monorepo management</text:p></draw:text-box></draw:frame></text:p>
        </draw:text-box>
      </draw:frame>
      <draw:frame draw:style-name="fr3" draw:name="Frame50" text:anchor-type="page" text:anchor-page-number="1" svg:x="0cm" svg:y="0cm" svg:width="0.041cm" draw:z-index="49">
        <draw:text-box fo:min-height="2.434cm">
          <text:p text:style-name="Text_20_body"/>
        </draw:text-box>
      </draw:frame>
      <draw:frame draw:style-name="fr3" draw:name="Frame49" text:anchor-type="page" text:anchor-page-number="1" svg:x="0cm" svg:y="0cm" svg:width="0.041cm" draw:z-index="48">
        <draw:text-box fo:min-height="0.041cm">
          <text:p text:style-name="Text_20_body"/>
        </draw:text-box>
      </draw:frame>
      <draw:frame draw:style-name="fr3" draw:name="Frame44" text:anchor-type="page" text:anchor-page-number="1" svg:x="0cm" svg:y="0cm" svg:width="12.541cm" draw:z-index="43">
        <draw:text-box fo:min-height="0.041cm">
          <text:p text:style-name="Text_20_body"/>
        </draw:text-box>
      </draw:frame>
      <draw:frame draw:style-name="fr3" draw:name="Frame43" text:anchor-type="page" text:anchor-page-number="1" svg:x="0cm" svg:y="0cm" svg:width="0.37cm" draw:z-index="42">
        <draw:text-box fo:min-height="3.704cm">
          <text:p text:style-name="Text_20_body"/>
        </draw:text-box>
      </draw:frame>
      <draw:frame draw:style-name="fr3" draw:name="Frame39" text:anchor-type="page" text:anchor-page-number="1" svg:x="0cm" svg:y="0cm" svg:width="0.041cm" draw:z-index="38">
        <draw:text-box fo:min-height="0.041cm">
          <text:p text:style-name="Text_20_body"><draw:frame draw:style-name="fr1" draw:name="Frame40" text:anchor-type="char" svg:width="12.541cm" draw:z-index="39"><draw:text-box fo:min-height="3.704cm"><text:p text:style-name="P190">- Next.js 14</text:p><text:p text:style-name="P190">- TypeScript 5.0</text:p><text:p text:style-name="P190">- Tailwind CSS 3.0</text:p><text:p text:style-name="P190">- shadcn/ui</text:p><text:p text:style-name="P190">- React Query v5</text:p><text:p text:style-name="P190">- React Hook Form</text:p><text:p text:style-name="P190">- Zod for validation</text:p><text:p text:style-name="P190">- Jest &amp; React Testing Library</text:p></draw:text-box></draw:frame></text:p>
        </draw:text-box>
      </draw:frame>
      <draw:frame draw:style-name="fr3" draw:name="Frame36" text:anchor-type="page" text:anchor-page-number="1" svg:x="0cm" svg:y="0cm" svg:width="0.041cm" draw:z-index="35">
        <draw:text-box fo:min-height="3.704cm">
          <text:p text:style-name="Text_20_body"/>
        </draw:text-box>
      </draw:frame>
      <draw:frame draw:style-name="fr3" draw:name="Frame35" text:anchor-type="page" text:anchor-page-number="1" svg:x="0cm" svg:y="0cm" svg:width="0.041cm" draw:z-index="34">
        <draw:text-box fo:min-height="0.041cm">
          <text:p text:style-name="Text_20_body"/>
        </draw:text-box>
      </draw:frame>
      <draw:frame draw:style-name="fr3" draw:name="Frame30" text:anchor-type="page" text:anchor-page-number="1" svg:x="0cm" svg:y="0cm" svg:width="12.541cm" draw:z-index="29">
        <draw:text-box fo:min-height="0.041cm">
          <text:p text:style-name="Text_20_body"/>
        </draw:text-box>
      </draw:frame>
      <draw:frame draw:style-name="fr3" draw:name="Frame29" text:anchor-type="page" text:anchor-page-number="1" svg:x="0cm" svg:y="0cm" svg:width="0.37cm" draw:z-index="28">
        <draw:text-box fo:min-height="3.704cm">
          <text:p text:style-name="Text_20_body"/>
        </draw:text-box>
      </draw:frame>
      <draw:frame draw:style-name="fr3" draw:name="Frame25" text:anchor-type="page" text:anchor-page-number="1" svg:x="0cm" svg:y="0cm" svg:width="0.041cm" draw:z-index="24">
        <draw:text-box fo:min-height="0.041cm">
          <text:p text:style-name="Text_20_body"><draw:frame draw:style-name="fr1" draw:name="Frame26" text:anchor-type="char" svg:width="12.541cm" draw:z-index="25"><draw:text-box fo:min-height="3.704cm"><text:p text:style-name="P190">- FastAPI 0.109.0</text:p><text:p text:style-name="P190">- PostgreSQL 16</text:p><text:p text:style-name="P190">- SQLAlchemy 2.0</text:p><text:p text:style-name="P190">- Alembic</text:p><text:p text:style-name="P190">- Python 3.11+</text:p><text:p text:style-name="P190">- Pydantic 2.0</text:p><text:p text:style-name="P190">- pytest for testing</text:p><text:p text:style-name="P190">- Docker &amp; Docker Compose</text:p></draw:text-box></draw:frame></text:p>
        </draw:text-box>
      </draw:frame>
      <draw:frame draw:style-name="fr3" draw:name="Frame22" text:anchor-type="page" text:anchor-page-number="1" svg:x="0cm" svg:y="0cm" svg:width="0.041cm" draw:z-index="21">
        <draw:text-box fo:min-height="3.704cm">
          <text:p text:style-name="Text_20_body"/>
        </draw:text-box>
      </draw:frame>
      <draw:frame draw:style-name="fr3" draw:name="Frame21" text:anchor-type="page" text:anchor-page-number="1" svg:x="0cm" svg:y="0cm" svg:width="0.041cm" draw:z-index="20">
        <draw:text-box fo:min-height="0.041cm">
          <text:p text:style-name="Text_20_body"/>
        </draw:text-box>
      </draw:frame>
      <draw:frame draw:style-name="fr3" draw:name="Frame19" text:anchor-type="page" text:anchor-page-number="1" svg:x="0cm" svg:y="0cm" svg:width="0.265cm" draw:z-index="18">
        <draw:text-box fo:min-height="21.405cm">
          <text:p text:style-name="Text_20_body"/>
        </draw:text-box>
      </draw:frame>
      <draw:frame draw:style-name="fr3" draw:name="Frame16" text:anchor-type="page" text:anchor-page-number="1" svg:x="0cm" svg:y="0cm" svg:width="0.265cm" draw:z-index="15">
        <draw:text-box fo:min-height="0.041cm">
          <text:p text:style-name="Text_20_body"/>
        </draw:text-box>
      </draw:frame>
      <text:p text:style-name="Standard"/>
      <text:p text:style-name="Standard">I'll help you create a comprehensive irrigation project with both backend and frontend components. Let me outline a suggested structure and then we'll implement it step by step.<text:line-break/><text:line-break/>Suggested Database Tables (with some additional recommendations):<text:line-break/>1. `clients`<text:line-break/> <text:s text:c="2"/>- client_id (PK)<text:line-break/> <text:s text:c="2"/>- name<text:line-break/> <text:s text:c="2"/>- contact_info<text:line-break/> <text:s text:c="2"/>- address<text:line-break/> <text:s text:c="2"/>- email<text:line-break/> <text:s text:c="2"/>- phone<text:line-break/> <text:s text:c="2"/>- created_at<text:line-break/> <text:s text:c="2"/>- status (active/inactive)<text:line-break/><text:line-break/>2. `projects`<text:line-break/> <text:s text:c="2"/>- project_id (PK)<text:line-break/> <text:s text:c="2"/>- client_id (FK)<text:line-break/> <text:s text:c="2"/>- name<text:line-break/> <text:s text:c="2"/>- description<text:line-break/> <text:s text:c="2"/>- start_date<text:line-break/> <text:s text:c="2"/>- end_date<text:line-break/> <text:s text:c="2"/>- status<text:line-break/> <text:s text:c="2"/>- location<text:line-break/> <text:s text:c="2"/>- total_area<text:line-break/> <text:s text:c="2"/>- project_type (residential/commercial/agricultural)<text:line-break/> <text:s text:c="2"/>- budget<text:line-break/> <text:s text:c="2"/>- notes<text:line-break/><text:line-break/>3. `employees`<text:line-break/> <text:s text:c="2"/>- employee_id (PK)<text:line-break/> <text:s text:c="2"/>- name<text:line-break/> <text:s text:c="2"/>- role<text:line-break/> <text:s text:c="2"/>- contact_info<text:line-break/> <text:s text:c="2"/>- certification<text:line-break/> <text:s text:c="2"/>- hire_date<text:line-break/> <text:s text:c="2"/>- status<text:line-break/> <text:s text:c="2"/>- hourly_rate<text:line-break/><text:line-break/>4. `equipment`<text:line-break/> <text:s text:c="2"/>- equipment_id (PK)<text:line-break/> <text:s text:c="2"/>- name<text:line-break/> <text:s text:c="2"/>- type<text:line-break/> <text:s text:c="2"/>- model<text:line-break/> <text:s text:c="2"/>- manufacturer<text:line-break/> <text:s text:c="2"/>- purchase_date<text:line-break/><text:soft-page-break/> <text:s text:c="2"/>- status<text:line-break/> <text:s text:c="2"/>- maintenance_schedule<text:line-break/> <text:s text:c="2"/>- last_maintenance_date<text:line-break/><text:line-break/>5. `parts`<text:line-break/> <text:s text:c="2"/>- part_id (PK)<text:line-break/> <text:s text:c="2"/>- name<text:line-break/> <text:s text:c="2"/>- description<text:line-break/> <text:s text:c="2"/>- manufacturer<text:line-break/> <text:s text:c="2"/>- model<text:line-break/> <text:s text:c="2"/>- unit_price<text:line-break/> <text:s text:c="2"/>- quantity_in_stock<text:line-break/> <text:s text:c="2"/>- reorder_point<text:line-break/> <text:s text:c="2"/>- supplier_info<text:line-break/><text:line-break/>6. `invoices`<text:line-break/> <text:s text:c="2"/>- invoice_id (PK)<text:line-break/> <text:s text:c="2"/>- project_id (FK)<text:line-break/> <text:s text:c="2"/>- client_id (FK)<text:line-break/> <text:s text:c="2"/>- amount<text:line-break/> <text:s text:c="2"/>- issue_date<text:line-break/> <text:s text:c="2"/>- due_date<text:line-break/> <text:s text:c="2"/>- status<text:line-break/> <text:s text:c="2"/>- payment_terms<text:line-break/><text:line-break/>Additional suggested tables:<text:line-break/><text:line-break/>7. `work_orders`<text:line-break/> <text:s text:c="2"/>- work_order_id (PK)<text:line-break/> <text:s text:c="2"/>- project_id (FK)<text:line-break/> <text:s text:c="2"/>- employee_id (FK)<text:line-break/> <text:s text:c="2"/>- description<text:line-break/> <text:s text:c="2"/>- status<text:line-break/> <text:s text:c="2"/>- scheduled_date<text:line-break/> <text:s text:c="2"/>- completion_date<text:line-break/><text:line-break/>8. `maintenance_schedules`<text:line-break/> <text:s text:c="2"/>- schedule_id (PK)<text:line-break/> <text:s text:c="2"/>- equipment_id (FK)<text:line-break/> <text:s text:c="2"/>- last_maintenance<text:line-break/> <text:s text:c="2"/>- next_maintenance<text:line-break/> <text:s text:c="2"/>- maintenance_type<text:line-break/> <text:s text:c="2"/>- notes<text:line-break/><text:line-break/>9. `suppliers`<text:line-break/> <text:s text:c="2"/>- supplier_id (PK)<text:line-break/><text:soft-page-break/> <text:s text:c="2"/>- name<text:line-break/> <text:s text:c="2"/>- contact_info<text:line-break/> <text:s text:c="2"/>- address<text:line-break/> <text:s text:c="2"/>- preferred_status<text:line-break/> <text:s text:c="2"/>- payment_terms<text:line-break/><text:line-break/>Proposed Tech Stack:<text:line-break/>- Backend:<text:line-break/> <text:s/>- Python with FastAPI (modern, fast, easy to document)<text:line-break/> <text:s/>- PostgreSQL (robust, handles complex relationships well)<text:line-break/> <text:s/>- SQLAlchemy (ORM)<text:line-break/> <text:s/>- Alembic (database migrations)<text:line-break/><text:line-break/>- Frontend:<text:line-break/> <text:s/>- Next.js (React framework with great developer experience)<text:line-break/> <text:s/>- Tailwind CSS (for styling)<text:line-break/> <text:s/>- TypeScript (for type safety)<text:line-break/> <text:s/>- React Query (for state management and API calls)<text:line-break/><text:line-break/>Let me know if you agree with this structure and tech stack, and I'll start creating the project with the necessary files and configurations. We can begin with:<text:line-break/>1. Setting up the project structure<text:line-break/>2. Creating the database schema<text:line-break/>3. Implementing the backend API<text:line-break/>4. Building the frontend interface<text:line-break/><text:line-break/>Would you like me to proceed with this structure, or would you like to make any adjustments?<text:line-break/>--------------------------------------------------------------------------------------------------------------------------------</text:p>
      <text:p text:style-name="Standard"/>
      <text:p text:style-name="P1">I'll outline a detailed implementation plan using modern technologies that will allow for rapid development while maintaining scalability and best practices.<text:line-break/><text:line-break/>Implementation Plan:<text:line-break/><text:line-break/>Phase 1: Project Setup and Infrastructure (1-2 days)<text:line-break/>1. Initialize project structure<text:line-break/> <text:s text:c="2"/>- Create monorepo structure using Turborepo for better management<text:line-break/> <text:s text:c="2"/>- Set up backend and frontend directories<text:line-break/> <text:s text:c="2"/>- Initialize Git repository with proper .gitignore<text:line-break/> <text:s text:c="2"/>- Create comprehensive README.md<text:line-break/><text:line-break/>2. Backend Foundation<text:line-break/> <text:s text:c="2"/>- FastAPI application setup<text:line-break/> <text:s text:c="2"/>- PostgreSQL database setup using Docker<text:line-break/> <text:s text:c="2"/>- SQLAlchemy ORM configuration<text:line-break/> <text:s text:c="2"/>- Authentication system using JWT<text:line-break/><text:soft-page-break/> <text:s text:c="2"/>- Environment configuration<text:line-break/><text:line-break/>3. Frontend Foundation<text:line-break/> <text:s text:c="2"/>- Next.js 14 with App Router<text:line-break/> <text:s text:c="2"/>- TypeScript configuration<text:line-break/> <text:s text:c="2"/>- Tailwind CSS setup<text:line-break/> <text:s text:c="2"/>- Component library setup (using shadcn/ui for quick, beautiful components)<text:line-break/> <text:s text:c="2"/>- Authentication integration<text:line-break/><text:line-break/>Phase 2: Core Database and API Development (3-4 days)<text:line-break/>1. Database Implementation<text:line-break/> <text:s text:c="2"/>- Create database models using SQLAlchemy<text:line-break/> <text:s text:c="2"/>- Set up Alembic migrations<text:line-break/> <text:s text:c="2"/>- Implement database relationships<text:line-break/> <text:s text:c="2"/>- Create initial seed data for testing<text:line-break/><text:line-break/>2. Core API Endpoints<text:line-break/> <text:s text:c="2"/>- CRUD operations for all entities<text:line-break/> <text:s text:c="2"/>- Implement proper error handling<text:line-break/> <text:s text:c="2"/>- Add request validation<text:line-break/> <text:s text:c="2"/>- Set up API documentation using Swagger/OpenAPI<text:line-break/><text:line-break/>Phase 3: Frontend Development (4-5 days)<text:line-break/>1. Core Components<text:line-break/> <text:s text:c="2"/>- Layout components<text:line-break/> <text:s text:c="2"/>- Navigation system<text:line-break/> <text:s text:c="2"/>- Dashboard structure<text:line-break/> <text:s text:c="2"/>- Reusable UI components<text:line-break/><text:line-break/>2. Main Features Implementation<text:line-break/> <text:s text:c="2"/>- Authentication pages (login/register)<text:line-break/> <text:s text:c="2"/>- Dashboard views<text:line-break/> <text:s text:c="2"/>- Data tables for all entities<text:line-break/> <text:s text:c="2"/>- Forms for data entry<text:line-break/> <text:s text:c="2"/>- Search and filter functionality<text:line-break/><text:line-break/>Phase 4: Advanced Features (3-4 days)<text:line-break/>1. Reporting System<text:line-break/> <text:s text:c="2"/>- Generate PDF invoices<text:line-break/> <text:s text:c="2"/>- Export data to Excel<text:line-break/> <text:s text:c="2"/>- Create statistical reports<text:line-break/><text:line-break/>2. Scheduling System<text:line-break/> <text:s text:c="2"/>- Calendar integration<text:line-break/> <text:s text:c="2"/>- Maintenance scheduling<text:line-break/> <text:s text:c="2"/>- Work order management<text:line-break/><text:soft-page-break/><text:line-break/>3. Notification System<text:line-break/> <text:s text:c="2"/>- Email notifications<text:line-break/> <text:s text:c="2"/>- In-app notifications<text:line-break/> <text:s text:c="2"/>- Alert system for low inventory<text:line-break/><text:line-break/>Phase 5: Testing and Optimization (2-3 days)<text:line-break/>1. Testing<text:line-break/> <text:s text:c="2"/>- Backend unit tests<text:line-break/> <text:s text:c="2"/>- Frontend component tests<text:line-break/> <text:s text:c="2"/>- Integration tests<text:line-break/> <text:s text:c="2"/>- API endpoint tests<text:line-break/><text:line-break/>2. Optimization<text:line-break/> <text:s text:c="2"/>- Performance optimization<text:line-break/> <text:s text:c="2"/>- Code refactoring<text:line-break/> <text:s text:c="2"/>- Security hardening<text:line-break/><text:line-break/>Phase 6: Deployment and Documentation (2 days)<text:line-break/>1. Deployment<text:line-break/> <text:s text:c="2"/>- Docker containerization<text:line-break/> <text:s text:c="2"/>- CI/CD pipeline setup<text:line-break/> <text:s text:c="2"/>- Production environment configuration<text:line-break/><text:line-break/>2. Documentation<text:line-break/> <text:s text:c="2"/>- API documentation<text:line-break/> <text:s text:c="2"/>- User manual<text:line-break/> <text:s text:c="2"/>- System administration guide<text:line-break/><text:line-break/>Technology Stack Details:<text:line-break/><text:line-break/>Backend:<text:line-break/>```<text:line-break/>- FastAPI 0.109.0<text:line-break/>- PostgreSQL 16<text:line-break/>- SQLAlchemy 2.0<text:line-break/>- Alembic<text:line-break/>- Python 3.11+<text:line-break/>- Pydantic 2.0<text:line-break/>- pytest for testing<text:line-break/>- Docker &amp; Docker Compose<text:line-break/>```<text:line-break/><text:line-break/>Frontend:<text:line-break/>```<text:line-break/>- Next.js 14<text:line-break/><text:soft-page-break/>- TypeScript 5.0<text:line-break/>- Tailwind CSS 3.0<text:line-break/>- shadcn/ui<text:line-break/>- React Query v5<text:line-break/>- React Hook Form<text:line-break/>- Zod for validation<text:line-break/>- Jest &amp; React Testing Library<text:line-break/>```<text:line-break/><text:line-break/>DevOps &amp; Tools:<text:line-break/>```<text:line-break/>- Docker<text:line-break/>- GitHub Actions for CI/CD<text:line-break/>- ESLint &amp; Prettier<text:line-break/>- Husky for git hooks<text:line-break/>- Turborepo for monorepo management<text:line-break/>```<text:line-break/><text:line-break/>Additional Tools:<text:line-break/>```<text:line-break/>- Redis for caching<text:line-break/>- MinIO for file storage<text:line-break/>- Mailgun or SendGrid for email<text:line-break/>- Sentry for error tracking<text:line-break/>```<text:line-break/><text:line-break/>Project Structure:<text:line-break/>```<text:line-break/>irrigatep/<text:line-break/>├── apps/<text:line-break/>│ <text:s text:c="2"/>├── backend/<text:line-break/>│ <text:s text:c="2"/>│ <text:s text:c="2"/>├── app/<text:line-break/>│ <text:s text:c="2"/>│ <text:s text:c="2"/>├── tests/<text:line-break/>│ <text:s text:c="2"/>│ <text:s text:c="2"/>└── alembic/<text:line-break/>│ <text:s text:c="2"/>└── frontend/<text:line-break/>│ <text:s text:c="6"/>├── src/<text:line-break/>│ <text:s text:c="6"/>├── components/<text:line-break/>│ <text:s text:c="6"/>└── pages/<text:line-break/>├── packages/<text:line-break/>│ <text:s text:c="2"/>├── eslint-config/<text:line-break/>│ <text:s text:c="2"/>├── typescript-config/<text:line-break/>│ <text:s text:c="2"/>└── ui/<text:line-break/>├── docker/<text:line-break/>├── docs/<text:line-break/>└── package.json<text:line-break/>```<text:line-break/><text:soft-page-break/><text:line-break/>Would you like me to start implementing any specific phase or would you like to adjust any part of this plan? I can begin with setting up the project structure and initial configurations.</text:p>
      <text:p text:style-name="P1"/>
      <text:p text:style-name="P1">---------------------------------------------------------------------------------------------------------------------------------------</text:p>
      <text:p text:style-name="P1"/>
      <text:section text:style-name="Sect1" text:name="workbench.parts.panel">
        <text:section text:style-name="Sect1" text:name="terminal">
          <text:p text:style-name="Standard"><draw:frame draw:style-name="fr2" draw:name="Frame14" text:anchor-type="char" svg:x="0cm" svg:width="18.812cm" draw:z-index="13"><draw:text-box fo:min-height="0.265cm"><draw:frame draw:style-name="fr4" draw:name="Frame15" text:anchor-type="frame" svg:x="0cm" svg:y="0cm" svg:width="18.812cm" draw:z-index="14"><draw:text-box fo:min-height="0.265cm"><text:p text:style-name="Text_20_body"/></draw:text-box></draw:frame><text:p text:style-name="Text_20_body"/></draw:text-box></draw:frame><draw:frame draw:style-name="fr2" draw:name="Frame1" text:anchor-type="char" svg:x="0cm" svg:width="18.812cm" draw:z-index="0"><draw:text-box fo:min-height="5.847cm"><draw:frame draw:style-name="fr4" draw:name="Frame13" text:anchor-type="frame" svg:x="0cm" svg:y="0cm" svg:width="0.265cm" draw:z-index="1"><draw:text-box fo:min-height="0.041cm"><text:p text:style-name="Text_20_body"/></draw:text-box></draw:frame><text:p text:style-name="Text_20_body"><draw:frame draw:style-name="fr2" draw:name="Frame2" text:anchor-type="char" svg:x="0cm" svg:width="18.812cm" draw:z-index="4"><draw:text-box fo:min-height="5.847cm"><draw:frame draw:style-name="fr4" draw:name="Frame10" text:anchor-type="frame" svg:x="0cm" svg:y="0cm" svg:width="0.265cm" draw:z-index="5"><draw:text-box fo:min-height="0.041cm"><text:p text:style-name="Text_20_body"/></draw:text-box></draw:frame><text:p text:style-name="P3"/><text:p text:style-name="P3"><draw:frame draw:style-name="fr2" draw:name="Frame4" text:anchor-type="char" svg:x="0cm" svg:width="18.812cm" draw:z-index="9"><draw:text-box fo:min-height="5.847cm"><draw:frame draw:style-name="fr4" draw:name="Frame7" text:anchor-type="frame" svg:x="0cm" svg:y="0cm" svg:width="0.37cm" draw:z-index="10"><draw:text-box fo:min-height="4.948cm"><text:p text:style-name="Text_20_body"/></draw:text-box></draw:frame><text:p text:style-name="P5"><draw:frame draw:style-name="fr2" draw:name="Frame5" text:anchor-type="char" svg:x="0cm" svg:width="0.041cm" draw:z-index="11"><draw:text-box fo:min-height="0.041cm"><draw:frame draw:style-name="fr4" draw:name="Frame6" text:anchor-type="frame" svg:x="0cm" svg:y="0cm" svg:width="0.041cm" draw:z-index="12"><draw:text-box fo:min-height="0.041cm"><text:p text:style-name="Text_20_body"/></draw:text-box></draw:frame><text:p text:style-name="Text_20_body"/></draw:text-box></draw:frame>Ctrl+K to generate a command</text:p></draw:text-box></draw:frame><draw:frame draw:style-name="fr1" draw:name="Frame3" text:anchor-type="char" svg:width="18.812cm" draw:z-index="8"><draw:text-box fo:min-height="5.847cm"><text:p text:style-name="Text_20_body"/></draw:text-box></draw:frame><draw:frame draw:style-name="fr2" draw:name="Frame8" text:anchor-type="char" svg:x="0cm" svg:width="18.812cm" draw:z-index="6"><draw:text-box fo:min-height="0.265cm"><draw:frame draw:style-name="fr4" draw:name="Frame9" text:anchor-type="frame" svg:x="0cm" svg:y="0cm" svg:width="18.812cm" draw:z-index="7"><draw:text-box fo:min-height="0.265cm"><text:p text:style-name="Text_20_body"/></draw:text-box></draw:frame><text:p text:style-name="Text_20_body"/></draw:text-box></draw:frame></text:p></draw:text-box></draw:frame><draw:frame draw:style-name="fr2" draw:name="Frame11" text:anchor-type="char" svg:x="0cm" svg:width="18.812cm" draw:z-index="2"><draw:text-box fo:min-height="0.265cm"><draw:frame draw:style-name="fr4" draw:name="Frame12" text:anchor-type="frame" svg:x="0cm" svg:y="0cm" svg:width="18.812cm" draw:z-index="3"><draw:text-box fo:min-height="0.265cm"><text:p text:style-name="Text_20_body"/></draw:text-box></draw:frame><text:p text:style-name="Text_20_body"/></draw:text-box></draw:frame></text:p></draw:text-box></draw:frame></text:p>
        </text:section>
      </text:section>
      <text:section text:style-name="Sect1" text:name="workbench.parts.auxiliarybar">
        <text:list xml:id="list747883704" text:style-name="L1">
          <text:list-item>
            <text:p text:style-name="P6">Irrigation Project Database and Interface Design</text:p>
          </text:list-item>
        </text:list>
        <text:list xml:id="list2870520276" text:style-name="L2">
          <text:list-item>
            <text:p text:style-name="P7"/>
          </text:list-item>
        </text:list>
        <text:list xml:id="list3121068363" text:style-name="L3">
          <text:list-item>
            <text:p text:style-name="P8"/>
          </text:list-item>
        </text:list>
        <text:section text:style-name="Sect1" text:name="workbench.panel.aichat.cfea3ba8-95d5-4a3b-a0d3-2585813f4145">
          <text:p text:style-name="P4"><draw:frame draw:style-name="fr1" draw:name="Frame20" text:anchor-type="char" svg:width="13.864cm" draw:z-index="19"><draw:text-box fo:min-height="20.479cm"><text:p text:style-name="Text_20_body"/></draw:text-box></draw:frame></text:p>
          <text:section text:style-name="Sect1" text:name="bubble-896d8f55b3a1">
            <text:p text:style-name="P9">Please create a new irrigation project consisting of a backend database and a frontend interface. The irrigation system database will have tables for clients, projects, employees, equipment, parts and invoicing. However, if you other suggestions as to db tables and project structure, please let me know.</text:p>
          </text:section>
          <text:section text:style-name="Sect1" text:name="bubble-af659d42b453">
            <text:p text:style-name="P177">I'll help you create a comprehensive irrigation project with both backend and frontend components. Let me outline a suggested structure and then we'll implement it step by step.Suggested Database Tables (with some additional recommendations):</text:p>
            <text:list xml:id="list3020906422" text:style-name="L4">
              <text:list-item text:start-value="1">
                <text:p text:style-name="P179">clients</text:p>
              </text:list-item>
            </text:list>
            <text:list xml:id="list2326818469" text:style-name="L5">
              <text:list-item>
                <text:p text:style-name="P10">client_id (PK)</text:p>
              </text:list-item>
            </text:list>
            <text:list xml:id="list2459038665" text:style-name="L6">
              <text:list-item>
                <text:p text:style-name="P11">name</text:p>
              </text:list-item>
            </text:list>
            <text:list xml:id="list3260031662" text:style-name="L7">
              <text:list-item>
                <text:p text:style-name="P12">contact_info</text:p>
              </text:list-item>
            </text:list>
            <text:list xml:id="list4206346487" text:style-name="L8">
              <text:list-item>
                <text:p text:style-name="P13">address</text:p>
              </text:list-item>
            </text:list>
            <text:list xml:id="list4250443945" text:style-name="L9">
              <text:list-item>
                <text:p text:style-name="P14">email</text:p>
              </text:list-item>
            </text:list>
            <text:list xml:id="list329162026" text:style-name="L10">
              <text:list-item>
                <text:p text:style-name="P15">phone</text:p>
              </text:list-item>
            </text:list>
            <text:list xml:id="list2916403175" text:style-name="L11">
              <text:list-item>
                <text:p text:style-name="P16">created_at</text:p>
              </text:list-item>
            </text:list>
            <text:list xml:id="list2169391879" text:style-name="L12">
              <text:list-item>
                <text:p text:style-name="P17">status (active/inactive)</text:p>
              </text:list-item>
            </text:list>
            <text:list xml:id="list395654623" text:style-name="L13">
              <text:list-item text:start-value="2">
                <text:p text:style-name="P180">projects</text:p>
              </text:list-item>
            </text:list>
            <text:list xml:id="list658346712" text:style-name="L14">
              <text:list-item>
                <text:p text:style-name="P18">project_id (PK)</text:p>
              </text:list-item>
            </text:list>
            <text:list xml:id="list3876303256" text:style-name="L15">
              <text:list-item>
                <text:p text:style-name="P19">client_id (FK)</text:p>
              </text:list-item>
            </text:list>
            <text:list xml:id="list3990190096" text:style-name="L16">
              <text:list-item>
                <text:p text:style-name="P20">name</text:p>
              </text:list-item>
            </text:list>
            <text:list xml:id="list2748694231" text:style-name="L17">
              <text:list-item>
                <text:p text:style-name="P21">description</text:p>
              </text:list-item>
            </text:list>
            <text:list xml:id="list179449161" text:style-name="L18">
              <text:list-item>
                <text:p text:style-name="P22">start_date</text:p>
              </text:list-item>
            </text:list>
            <text:list xml:id="list420613915" text:style-name="L19">
              <text:list-item>
                <text:p text:style-name="P23">end_date</text:p>
              </text:list-item>
            </text:list>
            <text:list xml:id="list111728451" text:style-name="L20">
              <text:list-item>
                <text:p text:style-name="P24">status</text:p>
              </text:list-item>
            </text:list>
            <text:list xml:id="list3040941314" text:style-name="L21">
              <text:list-item>
                <text:p text:style-name="P25">location</text:p>
              </text:list-item>
            </text:list>
            <text:list xml:id="list3206920391" text:style-name="L22">
              <text:list-item>
                <text:p text:style-name="P26">total_area</text:p>
              </text:list-item>
            </text:list>
            <text:list xml:id="list1738706864" text:style-name="L23">
              <text:list-item>
                <text:p text:style-name="P27">project_type (residential/commercial/agricultural)</text:p>
              </text:list-item>
            </text:list>
            <text:list xml:id="list2010253757" text:style-name="L24">
              <text:list-item>
                <text:p text:style-name="P28">budget</text:p>
              </text:list-item>
            </text:list>
            <text:list xml:id="list3469766480" text:style-name="L25">
              <text:list-item>
                <text:p text:style-name="P29">notes</text:p>
              </text:list-item>
            </text:list>
            <text:list xml:id="list2571214704" text:style-name="L26">
              <text:list-item text:start-value="3">
                <text:p text:style-name="P181"><text:soft-page-break/>employees</text:p>
              </text:list-item>
            </text:list>
            <text:list xml:id="list3787837212" text:style-name="L27">
              <text:list-item>
                <text:p text:style-name="P30">employee_id (PK)</text:p>
              </text:list-item>
            </text:list>
            <text:list xml:id="list2287158978" text:style-name="L28">
              <text:list-item>
                <text:p text:style-name="P31">name</text:p>
              </text:list-item>
            </text:list>
            <text:list xml:id="list3601550755" text:style-name="L29">
              <text:list-item>
                <text:p text:style-name="P32">role</text:p>
              </text:list-item>
            </text:list>
            <text:list xml:id="list2952492279" text:style-name="L30">
              <text:list-item>
                <text:p text:style-name="P33">contact_info</text:p>
              </text:list-item>
            </text:list>
            <text:list xml:id="list2845248610" text:style-name="L31">
              <text:list-item>
                <text:p text:style-name="P34">certification</text:p>
              </text:list-item>
            </text:list>
            <text:list xml:id="list2158186765" text:style-name="L32">
              <text:list-item>
                <text:p text:style-name="P35">hire_date</text:p>
              </text:list-item>
            </text:list>
            <text:list xml:id="list1823174100" text:style-name="L33">
              <text:list-item>
                <text:p text:style-name="P36">status</text:p>
              </text:list-item>
            </text:list>
            <text:list xml:id="list770522262" text:style-name="L34">
              <text:list-item>
                <text:p text:style-name="P37">hourly_rate</text:p>
              </text:list-item>
            </text:list>
            <text:list xml:id="list2516345928" text:style-name="L35">
              <text:list-item text:start-value="4">
                <text:p text:style-name="P182">equipment</text:p>
              </text:list-item>
            </text:list>
            <text:list xml:id="list247165818" text:style-name="L36">
              <text:list-item>
                <text:p text:style-name="P38">equipment_id (PK)</text:p>
              </text:list-item>
            </text:list>
            <text:list xml:id="list2021294296" text:style-name="L37">
              <text:list-item>
                <text:p text:style-name="P39">name</text:p>
              </text:list-item>
            </text:list>
            <text:list xml:id="list3040057346" text:style-name="L38">
              <text:list-item>
                <text:p text:style-name="P40">type</text:p>
              </text:list-item>
            </text:list>
            <text:list xml:id="list564812282" text:style-name="L39">
              <text:list-item>
                <text:p text:style-name="P41">model</text:p>
              </text:list-item>
            </text:list>
            <text:list xml:id="list3597141782" text:style-name="L40">
              <text:list-item>
                <text:p text:style-name="P42">manufacturer</text:p>
              </text:list-item>
            </text:list>
            <text:list xml:id="list1711875294" text:style-name="L41">
              <text:list-item>
                <text:p text:style-name="P43">purchase_date</text:p>
              </text:list-item>
            </text:list>
            <text:list xml:id="list3673965655" text:style-name="L42">
              <text:list-item>
                <text:p text:style-name="P44">status</text:p>
              </text:list-item>
            </text:list>
            <text:list xml:id="list1605759169" text:style-name="L43">
              <text:list-item>
                <text:p text:style-name="P45">maintenance_schedule</text:p>
              </text:list-item>
            </text:list>
            <text:list xml:id="list60308758" text:style-name="L44">
              <text:list-item>
                <text:p text:style-name="P46">last_maintenance_date</text:p>
              </text:list-item>
            </text:list>
            <text:list xml:id="list2437331391" text:style-name="L45">
              <text:list-item text:start-value="5">
                <text:p text:style-name="P183">parts</text:p>
              </text:list-item>
            </text:list>
            <text:list xml:id="list3465823113" text:style-name="L46">
              <text:list-item>
                <text:p text:style-name="P47">part_id (PK)</text:p>
              </text:list-item>
            </text:list>
            <text:list xml:id="list2202419860" text:style-name="L47">
              <text:list-item>
                <text:p text:style-name="P48">name</text:p>
              </text:list-item>
            </text:list>
            <text:list xml:id="list1190002981" text:style-name="L48">
              <text:list-item>
                <text:p text:style-name="P49">description</text:p>
              </text:list-item>
            </text:list>
            <text:list xml:id="list4123110129" text:style-name="L49">
              <text:list-item>
                <text:p text:style-name="P50">manufacturer</text:p>
              </text:list-item>
            </text:list>
            <text:list xml:id="list2947162647" text:style-name="L50">
              <text:list-item>
                <text:p text:style-name="P51">model</text:p>
              </text:list-item>
            </text:list>
            <text:list xml:id="list96901273" text:style-name="L51">
              <text:list-item>
                <text:p text:style-name="P52">unit_price</text:p>
              </text:list-item>
            </text:list>
            <text:list xml:id="list1889615062" text:style-name="L52">
              <text:list-item>
                <text:p text:style-name="P53">quantity_in_stock</text:p>
              </text:list-item>
            </text:list>
            <text:list xml:id="list2433268828" text:style-name="L53">
              <text:list-item>
                <text:p text:style-name="P54">reorder_point</text:p>
              </text:list-item>
            </text:list>
            <text:list xml:id="list708982095" text:style-name="L54">
              <text:list-item>
                <text:p text:style-name="P55">supplier_info</text:p>
              </text:list-item>
            </text:list>
            <text:list xml:id="list1871072966" text:style-name="L55">
              <text:list-item text:start-value="6">
                <text:p text:style-name="P184">invoices</text:p>
              </text:list-item>
            </text:list>
            <text:list xml:id="list4294337104" text:style-name="L56">
              <text:list-item>
                <text:p text:style-name="P56">invoice_id (PK)</text:p>
              </text:list-item>
            </text:list>
            <text:list xml:id="list1520881415" text:style-name="L57">
              <text:list-item>
                <text:p text:style-name="P57">project_id (FK)</text:p>
              </text:list-item>
            </text:list>
            <text:list xml:id="list3777461718" text:style-name="L58">
              <text:list-item>
                <text:p text:style-name="P58">client_id (FK)</text:p>
              </text:list-item>
            </text:list>
            <text:list xml:id="list755680233" text:style-name="L59">
              <text:list-item>
                <text:p text:style-name="P59">amount</text:p>
              </text:list-item>
            </text:list>
            <text:list xml:id="list2136187887" text:style-name="L60">
              <text:list-item>
                <text:p text:style-name="P60">issue_date</text:p>
              </text:list-item>
            </text:list>
            <text:list xml:id="list3201063065" text:style-name="L61">
              <text:list-item>
                <text:p text:style-name="P61">due_date</text:p>
              </text:list-item>
            </text:list>
            <text:list xml:id="list3774723887" text:style-name="L62">
              <text:list-item>
                <text:p text:style-name="P62">status</text:p>
              </text:list-item>
            </text:list>
            <text:list xml:id="list3747432118" text:style-name="L63">
              <text:list-item>
                <text:p text:style-name="P63"><text:soft-page-break/>payment_terms</text:p>
              </text:list-item>
            </text:list>
            <text:p text:style-name="P64">Additional suggested tables:</text:p>
            <text:list xml:id="list2897086115" text:style-name="L64">
              <text:list-item text:start-value="7">
                <text:p text:style-name="P185">work_orders</text:p>
              </text:list-item>
            </text:list>
            <text:list xml:id="list2329727866" text:style-name="L65">
              <text:list-item>
                <text:p text:style-name="P65">work_order_id (PK)</text:p>
              </text:list-item>
            </text:list>
            <text:list xml:id="list2950674884" text:style-name="L66">
              <text:list-item>
                <text:p text:style-name="P66">project_id (FK)</text:p>
              </text:list-item>
            </text:list>
            <text:list xml:id="list2941295595" text:style-name="L67">
              <text:list-item>
                <text:p text:style-name="P67">employee_id (FK)</text:p>
              </text:list-item>
            </text:list>
            <text:list xml:id="list755899523" text:style-name="L68">
              <text:list-item>
                <text:p text:style-name="P68">description</text:p>
              </text:list-item>
            </text:list>
            <text:list xml:id="list2176892647" text:style-name="L69">
              <text:list-item>
                <text:p text:style-name="P69">status</text:p>
              </text:list-item>
            </text:list>
            <text:list xml:id="list3284689589" text:style-name="L70">
              <text:list-item>
                <text:p text:style-name="P70">scheduled_date</text:p>
              </text:list-item>
            </text:list>
            <text:list xml:id="list3211724618" text:style-name="L71">
              <text:list-item>
                <text:p text:style-name="P71">completion_date</text:p>
              </text:list-item>
            </text:list>
            <text:list xml:id="list789077715" text:style-name="L72">
              <text:list-item text:start-value="8">
                <text:p text:style-name="P186">maintenance_schedules</text:p>
              </text:list-item>
            </text:list>
            <text:list xml:id="list863533767" text:style-name="L73">
              <text:list-item>
                <text:p text:style-name="P72">schedule_id (PK)</text:p>
              </text:list-item>
            </text:list>
            <text:list xml:id="list2205111814" text:style-name="L74">
              <text:list-item>
                <text:p text:style-name="P73">equipment_id (FK)</text:p>
              </text:list-item>
            </text:list>
            <text:list xml:id="list560504827" text:style-name="L75">
              <text:list-item>
                <text:p text:style-name="P74">last_maintenance</text:p>
              </text:list-item>
            </text:list>
            <text:list xml:id="list2654778674" text:style-name="L76">
              <text:list-item>
                <text:p text:style-name="P75">next_maintenance</text:p>
              </text:list-item>
            </text:list>
            <text:list xml:id="list849380395" text:style-name="L77">
              <text:list-item>
                <text:p text:style-name="P76">maintenance_type</text:p>
              </text:list-item>
            </text:list>
            <text:list xml:id="list522913636" text:style-name="L78">
              <text:list-item>
                <text:p text:style-name="P77">notes</text:p>
              </text:list-item>
            </text:list>
            <text:list xml:id="list4054973735" text:style-name="L79">
              <text:list-item text:start-value="9">
                <text:p text:style-name="P187">suppliers</text:p>
              </text:list-item>
            </text:list>
            <text:list xml:id="list1133465282" text:style-name="L80">
              <text:list-item>
                <text:p text:style-name="P78">supplier_id (PK)</text:p>
              </text:list-item>
            </text:list>
            <text:list xml:id="list1038640552" text:style-name="L81">
              <text:list-item>
                <text:p text:style-name="P79">name</text:p>
              </text:list-item>
            </text:list>
            <text:list xml:id="list1454923863" text:style-name="L82">
              <text:list-item>
                <text:p text:style-name="P80">contact_info</text:p>
              </text:list-item>
            </text:list>
            <text:list xml:id="list2184890001" text:style-name="L83">
              <text:list-item>
                <text:p text:style-name="P81">address</text:p>
              </text:list-item>
            </text:list>
            <text:list xml:id="list2257222496" text:style-name="L84">
              <text:list-item>
                <text:p text:style-name="P82">preferred_status</text:p>
              </text:list-item>
            </text:list>
            <text:list xml:id="list2967506745" text:style-name="L85">
              <text:list-item>
                <text:p text:style-name="P83">payment_terms</text:p>
              </text:list-item>
            </text:list>
            <text:p text:style-name="P64">Proposed Tech Stack:</text:p>
            <text:list xml:id="list3778252057" text:style-name="L86">
              <text:list-item>
                <text:p text:style-name="P84">Backend:</text:p>
              </text:list-item>
            </text:list>
            <text:list xml:id="list2133308623" text:style-name="L87">
              <text:list-item>
                <text:p text:style-name="P85">Python with FastAPI (modern, fast, easy to document)</text:p>
              </text:list-item>
            </text:list>
            <text:list xml:id="list697582242" text:style-name="L88">
              <text:list-item>
                <text:p text:style-name="P86">PostgreSQL (robust, handles complex relationships well)</text:p>
              </text:list-item>
            </text:list>
            <text:list xml:id="list258661112" text:style-name="L89">
              <text:list-item>
                <text:p text:style-name="P87">SQLAlchemy (ORM)</text:p>
              </text:list-item>
            </text:list>
            <text:list xml:id="list765298613" text:style-name="L90">
              <text:list-item>
                <text:p text:style-name="P88">Alembic (database migrations)</text:p>
              </text:list-item>
            </text:list>
            <text:list xml:id="list155563382" text:style-name="L91">
              <text:list-item>
                <text:p text:style-name="P89">Frontend:</text:p>
              </text:list-item>
            </text:list>
            <text:list xml:id="list2103032585" text:style-name="L92">
              <text:list-item>
                <text:p text:style-name="P90">Next.js (React framework with great developer experience)</text:p>
              </text:list-item>
            </text:list>
            <text:list xml:id="list2562045515" text:style-name="L93">
              <text:list-item>
                <text:p text:style-name="P91">Tailwind CSS (for styling)</text:p>
              </text:list-item>
            </text:list>
            <text:list xml:id="list1192050176" text:style-name="L94">
              <text:list-item>
                <text:p text:style-name="P92">TypeScript (for type safety)</text:p>
              </text:list-item>
            </text:list>
            <text:list xml:id="list540223867" text:style-name="L95">
              <text:list-item>
                <text:p text:style-name="P93">React Query (for state management and API calls)</text:p>
              </text:list-item>
            </text:list>
            <text:p text:style-name="P64">Let me know if you agree with this structure and tech stack, and I'll start creating the project with the necessary files and configurations. We can begin with:</text:p>
            <text:list xml:id="list1683602727" text:style-name="L96">
              <text:list-item text:start-value="1">
                <text:p text:style-name="P94">Setting up the project structure</text:p>
              </text:list-item>
            </text:list>
            <text:list xml:id="list1234659630" text:style-name="L97">
              <text:list-item text:start-value="2">
                <text:p text:style-name="P95"><text:soft-page-break/>Creating the database schema</text:p>
              </text:list-item>
            </text:list>
            <text:list xml:id="list1781190770" text:style-name="L98">
              <text:list-item text:start-value="3">
                <text:p text:style-name="P96">Implementing the backend API</text:p>
              </text:list-item>
            </text:list>
            <text:list xml:id="list2599635246" text:style-name="L99">
              <text:list-item text:start-value="4">
                <text:p text:style-name="P97">Building the frontend interface</text:p>
              </text:list-item>
            </text:list>
            <text:p text:style-name="P64">Would you like me to proceed with this structure, or would you like to make any adjustments?</text:p>
          </text:section>
          <text:section text:style-name="Sect1" text:name="bubble-6b30e511e523">
            <text:p text:style-name="P176">Since this is a new project for a new company, there is no data yet to migrate to the tables.<text:line-break/>I agree with the additional tables you suggested. Please create an implementation plan outlining its phases and use present-day technologies to be able to proceed quickly with development phases.</text:p>
          </text:section>
          <text:section text:style-name="Sect1" text:name="bubble-a253d39bc017">
            <text:p text:style-name="P177">I'll outline a detailed implementation plan using modern technologies that will allow for rapid development while maintaining scalability and best practices.Implementation Plan:Phase 1: Project Setup and Infrastructure (1-2 days)</text:p>
            <text:list xml:id="list203285918" text:style-name="L100">
              <text:list-item text:start-value="1">
                <text:p text:style-name="P98">Initialize project structure</text:p>
              </text:list-item>
            </text:list>
            <text:list xml:id="list3615162569" text:style-name="L101">
              <text:list-item>
                <text:p text:style-name="P99">Create monorepo structure using Turborepo for better management</text:p>
              </text:list-item>
            </text:list>
            <text:list xml:id="list2481087417" text:style-name="L102">
              <text:list-item>
                <text:p text:style-name="P100">Set up backend and frontend directories</text:p>
              </text:list-item>
            </text:list>
            <text:list xml:id="list1883014390" text:style-name="L103">
              <text:list-item>
                <text:p text:style-name="P101">Initialize Git repository with proper .gitignore</text:p>
              </text:list-item>
            </text:list>
            <text:list xml:id="list1365025304" text:style-name="L104">
              <text:list-item>
                <text:p text:style-name="P102">Create comprehensive README.md</text:p>
              </text:list-item>
            </text:list>
            <text:list xml:id="list1819142764" text:style-name="L105">
              <text:list-item text:start-value="2">
                <text:p text:style-name="P103">Backend Foundation</text:p>
              </text:list-item>
            </text:list>
            <text:list xml:id="list1118778122" text:style-name="L106">
              <text:list-item>
                <text:p text:style-name="P104">FastAPI application setup</text:p>
              </text:list-item>
            </text:list>
            <text:list xml:id="list1735245687" text:style-name="L107">
              <text:list-item>
                <text:p text:style-name="P105">PostgreSQL database setup using Docker</text:p>
              </text:list-item>
            </text:list>
            <text:list xml:id="list4144872753" text:style-name="L108">
              <text:list-item>
                <text:p text:style-name="P106">SQLAlchemy ORM configuration</text:p>
              </text:list-item>
            </text:list>
            <text:list xml:id="list1476926276" text:style-name="L109">
              <text:list-item>
                <text:p text:style-name="P107">Authentication system using JWT</text:p>
              </text:list-item>
            </text:list>
            <text:list xml:id="list1974174126" text:style-name="L110">
              <text:list-item>
                <text:p text:style-name="P108">Environment configuration</text:p>
              </text:list-item>
            </text:list>
            <text:list xml:id="list1782531546" text:style-name="L111">
              <text:list-item text:start-value="3">
                <text:p text:style-name="P109">Frontend Foundation</text:p>
              </text:list-item>
            </text:list>
            <text:list xml:id="list1822926254" text:style-name="L112">
              <text:list-item>
                <text:p text:style-name="P110">Next.js 14 with App Router</text:p>
              </text:list-item>
            </text:list>
            <text:list xml:id="list2153976972" text:style-name="L113">
              <text:list-item>
                <text:p text:style-name="P111">TypeScript configuration</text:p>
              </text:list-item>
            </text:list>
            <text:list xml:id="list3072982817" text:style-name="L114">
              <text:list-item>
                <text:p text:style-name="P112">Tailwind CSS setup</text:p>
              </text:list-item>
            </text:list>
            <text:list xml:id="list1738007877" text:style-name="L115">
              <text:list-item>
                <text:p text:style-name="P113">Component library setup (using shadcn/ui for quick, beautiful components)</text:p>
              </text:list-item>
            </text:list>
            <text:list xml:id="list1845719519" text:style-name="L116">
              <text:list-item>
                <text:p text:style-name="P114">Authentication integration</text:p>
              </text:list-item>
            </text:list>
            <text:p text:style-name="P64">Phase 2: Core Database and API Development (3-4 days)</text:p>
            <text:list xml:id="list2508443663" text:style-name="L117">
              <text:list-item text:start-value="1">
                <text:p text:style-name="P115">Database Implementation</text:p>
              </text:list-item>
            </text:list>
            <text:list xml:id="list1761924769" text:style-name="L118">
              <text:list-item>
                <text:p text:style-name="P116">Create database models using SQLAlchemy</text:p>
              </text:list-item>
            </text:list>
            <text:list xml:id="list451687807" text:style-name="L119">
              <text:list-item>
                <text:p text:style-name="P117">Set up Alembic migrations</text:p>
              </text:list-item>
            </text:list>
            <text:list xml:id="list1957758186" text:style-name="L120">
              <text:list-item>
                <text:p text:style-name="P118">Implement database relationships</text:p>
              </text:list-item>
            </text:list>
            <text:list xml:id="list4153244761" text:style-name="L121">
              <text:list-item>
                <text:p text:style-name="P119">Create initial seed data for testing</text:p>
              </text:list-item>
            </text:list>
            <text:list xml:id="list2840249252" text:style-name="L122">
              <text:list-item text:start-value="2">
                <text:p text:style-name="P120">Core API Endpoints</text:p>
              </text:list-item>
            </text:list>
            <text:list xml:id="list2441098892" text:style-name="L123">
              <text:list-item>
                <text:p text:style-name="P121">CRUD operations for all entities</text:p>
              </text:list-item>
            </text:list>
            <text:list xml:id="list351204073" text:style-name="L124">
              <text:list-item>
                <text:p text:style-name="P122">Implement proper error handling</text:p>
              </text:list-item>
            </text:list>
            <text:list xml:id="list2563661301" text:style-name="L125">
              <text:list-item>
                <text:p text:style-name="P123">Add request validation</text:p>
              </text:list-item>
            </text:list>
            <text:list xml:id="list1285793060" text:style-name="L126">
              <text:list-item>
                <text:p text:style-name="P124">Set up API documentation using Swagger/OpenAPI</text:p>
              </text:list-item>
            </text:list>
            <text:p text:style-name="P64">Phase 3: Frontend Development (4-5 days)</text:p>
            <text:list xml:id="list1806024968" text:style-name="L127">
              <text:list-item text:start-value="1">
                <text:p text:style-name="P125"><text:soft-page-break/>Core Components</text:p>
              </text:list-item>
            </text:list>
            <text:list xml:id="list3490963276" text:style-name="L128">
              <text:list-item>
                <text:p text:style-name="P126">Layout components</text:p>
              </text:list-item>
            </text:list>
            <text:list xml:id="list423676054" text:style-name="L129">
              <text:list-item>
                <text:p text:style-name="P127">Navigation system</text:p>
              </text:list-item>
            </text:list>
            <text:list xml:id="list3276068861" text:style-name="L130">
              <text:list-item>
                <text:p text:style-name="P128">Dashboard structure</text:p>
              </text:list-item>
            </text:list>
            <text:list xml:id="list3369474870" text:style-name="L131">
              <text:list-item>
                <text:p text:style-name="P129">Reusable UI components</text:p>
              </text:list-item>
            </text:list>
            <text:list xml:id="list3665954411" text:style-name="L132">
              <text:list-item text:start-value="2">
                <text:p text:style-name="P130">Main Features Implementation</text:p>
              </text:list-item>
            </text:list>
            <text:list xml:id="list2297246659" text:style-name="L133">
              <text:list-item>
                <text:p text:style-name="P131">Authentication pages (login/register)</text:p>
              </text:list-item>
            </text:list>
            <text:list xml:id="list2348422503" text:style-name="L134">
              <text:list-item>
                <text:p text:style-name="P132">Dashboard views</text:p>
              </text:list-item>
            </text:list>
            <text:list xml:id="list862237682" text:style-name="L135">
              <text:list-item>
                <text:p text:style-name="P133">Data tables for all entities</text:p>
              </text:list-item>
            </text:list>
            <text:list xml:id="list3875020951" text:style-name="L136">
              <text:list-item>
                <text:p text:style-name="P134">Forms for data entry</text:p>
              </text:list-item>
            </text:list>
            <text:list xml:id="list796481956" text:style-name="L137">
              <text:list-item>
                <text:p text:style-name="P135">Search and filter functionality</text:p>
              </text:list-item>
            </text:list>
            <text:p text:style-name="P64">Phase 4: Advanced Features (3-4 days)</text:p>
            <text:list xml:id="list1919818876" text:style-name="L138">
              <text:list-item text:start-value="1">
                <text:p text:style-name="P136">Reporting System</text:p>
              </text:list-item>
            </text:list>
            <text:list xml:id="list117173137" text:style-name="L139">
              <text:list-item>
                <text:p text:style-name="P137">Generate PDF invoices</text:p>
              </text:list-item>
            </text:list>
            <text:list xml:id="list536636306" text:style-name="L140">
              <text:list-item>
                <text:p text:style-name="P138">Export data to Excel</text:p>
              </text:list-item>
            </text:list>
            <text:list xml:id="list1281542362" text:style-name="L141">
              <text:list-item>
                <text:p text:style-name="P139">Create statistical reports</text:p>
              </text:list-item>
            </text:list>
            <text:list xml:id="list1961184569" text:style-name="L142">
              <text:list-item text:start-value="2">
                <text:p text:style-name="P140">Scheduling System</text:p>
              </text:list-item>
            </text:list>
            <text:list xml:id="list3786780306" text:style-name="L143">
              <text:list-item>
                <text:p text:style-name="P141">Calendar integration</text:p>
              </text:list-item>
            </text:list>
            <text:list xml:id="list1199293665" text:style-name="L144">
              <text:list-item>
                <text:p text:style-name="P142">Maintenance scheduling</text:p>
              </text:list-item>
            </text:list>
            <text:list xml:id="list2832162147" text:style-name="L145">
              <text:list-item>
                <text:p text:style-name="P143">Work order management</text:p>
              </text:list-item>
            </text:list>
            <text:list xml:id="list620742256" text:style-name="L146">
              <text:list-item text:start-value="3">
                <text:p text:style-name="P144">Notification System</text:p>
              </text:list-item>
            </text:list>
            <text:list xml:id="list4084131786" text:style-name="L147">
              <text:list-item>
                <text:p text:style-name="P145">Email notifications</text:p>
              </text:list-item>
            </text:list>
            <text:list xml:id="list1491780231" text:style-name="L148">
              <text:list-item>
                <text:p text:style-name="P146">In-app notifications</text:p>
              </text:list-item>
            </text:list>
            <text:list xml:id="list473640644" text:style-name="L149">
              <text:list-item>
                <text:p text:style-name="P147">Alert system for low inventory</text:p>
              </text:list-item>
            </text:list>
            <text:p text:style-name="P64">Phase 5: Testing and Optimization (2-3 days)</text:p>
            <text:list xml:id="list3703208428" text:style-name="L150">
              <text:list-item text:start-value="1">
                <text:p text:style-name="P148">Testing</text:p>
              </text:list-item>
            </text:list>
            <text:list xml:id="list827191470" text:style-name="L151">
              <text:list-item>
                <text:p text:style-name="P149">Backend unit tests</text:p>
              </text:list-item>
            </text:list>
            <text:list xml:id="list1182145606" text:style-name="L152">
              <text:list-item>
                <text:p text:style-name="P150">Frontend component tests</text:p>
              </text:list-item>
            </text:list>
            <text:list xml:id="list972207483" text:style-name="L153">
              <text:list-item>
                <text:p text:style-name="P151">Integration tests</text:p>
              </text:list-item>
            </text:list>
            <text:list xml:id="list2003718926" text:style-name="L154">
              <text:list-item>
                <text:p text:style-name="P152">API endpoint tests</text:p>
              </text:list-item>
            </text:list>
            <text:list xml:id="list865788729" text:style-name="L155">
              <text:list-item text:start-value="2">
                <text:p text:style-name="P153">Optimization</text:p>
              </text:list-item>
            </text:list>
            <text:list xml:id="list2776539869" text:style-name="L156">
              <text:list-item>
                <text:p text:style-name="P154">Performance optimization</text:p>
              </text:list-item>
            </text:list>
            <text:list xml:id="list1688119057" text:style-name="L157">
              <text:list-item>
                <text:p text:style-name="P155">Code refactoring</text:p>
              </text:list-item>
            </text:list>
            <text:list xml:id="list2518888515" text:style-name="L158">
              <text:list-item>
                <text:p text:style-name="P156">Security hardening</text:p>
              </text:list-item>
            </text:list>
            <text:p text:style-name="P64">Phase 6: Deployment and Documentation (2 days)</text:p>
            <text:list xml:id="list3012924117" text:style-name="L159">
              <text:list-item text:start-value="1">
                <text:p text:style-name="P157">Deployment</text:p>
              </text:list-item>
            </text:list>
            <text:list xml:id="list195207199" text:style-name="L160">
              <text:list-item>
                <text:p text:style-name="P158">Docker containerization</text:p>
              </text:list-item>
            </text:list>
            <text:list xml:id="list1264869595" text:style-name="L161">
              <text:list-item>
                <text:p text:style-name="P159">CI/CD pipeline setup</text:p>
              </text:list-item>
            </text:list>
            <text:list xml:id="list4079028127" text:style-name="L162">
              <text:list-item>
                <text:p text:style-name="P160"><text:soft-page-break/>Production environment configuration</text:p>
              </text:list-item>
            </text:list>
            <text:list xml:id="list2094533103" text:style-name="L163">
              <text:list-item text:start-value="2">
                <text:p text:style-name="P161">Documentation</text:p>
              </text:list-item>
            </text:list>
            <text:list xml:id="list4118050836" text:style-name="L164">
              <text:list-item>
                <text:p text:style-name="P162">API documentation</text:p>
              </text:list-item>
            </text:list>
            <text:list xml:id="list1347620435" text:style-name="L165">
              <text:list-item>
                <text:p text:style-name="P163">User manual</text:p>
              </text:list-item>
            </text:list>
            <text:list xml:id="list3359228069" text:style-name="L166">
              <text:list-item>
                <text:p text:style-name="P164">System administration guide</text:p>
              </text:list-item>
            </text:list>
            <text:p text:style-name="P64">Technology Stack Details:Backend:</text:p>
            <text:section text:style-name="Sect1" text:name="19ecea82-1a23-47dd-8d5c-5ce57c47030a">
              <text:p text:style-name="P189">text</text:p>
              <text:p text:style-name="P178">Apply</text:p>
              <text:p text:style-name="P188"><draw:frame draw:style-name="fr2" draw:name="Frame31" text:anchor-type="char" svg:x="0cm" svg:width="0.041cm" draw:z-index="30"><draw:text-box fo:min-height="3.704cm"><text:p text:style-name="Text_20_body"><draw:frame draw:style-name="fr1" draw:name="Frame33" text:anchor-type="char" svg:width="0.041cm" draw:z-index="32"><draw:text-box fo:min-height="0.041cm"><text:p text:style-name="Text_20_body"><draw:frame draw:style-name="fr1" draw:name="Frame34" text:anchor-type="char" svg:width="0.041cm" draw:z-index="33"><draw:text-box fo:min-height="0.041cm"><text:p text:style-name="Text_20_body"/></draw:text-box></draw:frame></text:p></draw:text-box></draw:frame><draw:frame draw:style-name="fr1" draw:name="Frame32" text:anchor-type="char" svg:width="0.041cm" draw:z-index="31"><draw:text-box fo:min-height="3.704cm"><text:p text:style-name="Text_20_body"/></draw:text-box></draw:frame></text:p></draw:text-box></draw:frame><draw:frame draw:style-name="fr2" draw:name="Frame27" text:anchor-type="char" svg:x="0cm" svg:width="12.171cm" draw:z-index="26"><draw:text-box fo:min-height="0.159cm"><draw:frame draw:style-name="fr4" draw:name="Frame28" text:anchor-type="frame" svg:x="0cm" svg:y="0cm" svg:width="12.171cm" draw:z-index="27"><draw:text-box fo:min-height="0.159cm"><text:p text:style-name="Text_20_body"/></draw:text-box></draw:frame><text:p text:style-name="Text_20_body"/></draw:text-box></draw:frame><draw:frame draw:style-name="fr1" draw:name="Frame23" text:anchor-type="char" svg:width="0.041cm" draw:z-index="22"><draw:text-box fo:min-height="3.704cm"><draw:frame draw:style-name="fr4" draw:name="Frame24" text:anchor-type="frame" svg:x="0cm" svg:y="0cm" svg:width="0.041cm" draw:z-index="23"><draw:text-box fo:min-height="0.423cm"><text:p text:style-name="Text_20_body"/></draw:text-box></draw:frame><text:p text:style-name="Text_20_body"/></draw:text-box></draw:frame></text:p>
            </text:section>
            <text:p text:style-name="P188">Frontend:</text:p>
            <text:section text:style-name="Sect1" text:name="dbef2683-87c2-41b7-b0c8-afd5111cf9aa">
              <text:p text:style-name="P189">text</text:p>
              <text:p text:style-name="P178">Apply</text:p>
              <text:p text:style-name="P188"><draw:frame draw:style-name="fr2" draw:name="Frame45" text:anchor-type="char" svg:x="0cm" svg:width="0.041cm" draw:z-index="44"><draw:text-box fo:min-height="3.704cm"><text:p text:style-name="Text_20_body"><draw:frame draw:style-name="fr1" draw:name="Frame47" text:anchor-type="char" svg:width="0.041cm" draw:z-index="46"><draw:text-box fo:min-height="0.041cm"><text:p text:style-name="Text_20_body"><draw:frame draw:style-name="fr1" draw:name="Frame48" text:anchor-type="char" svg:width="0.041cm" draw:z-index="47"><draw:text-box fo:min-height="0.041cm"><text:p text:style-name="Text_20_body"/></draw:text-box></draw:frame></text:p></draw:text-box></draw:frame><draw:frame draw:style-name="fr1" draw:name="Frame46" text:anchor-type="char" svg:width="0.041cm" draw:z-index="45"><draw:text-box fo:min-height="3.704cm"><text:p text:style-name="Text_20_body"/></draw:text-box></draw:frame></text:p></draw:text-box></draw:frame><draw:frame draw:style-name="fr2" draw:name="Frame41" text:anchor-type="char" svg:x="0cm" svg:width="12.171cm" draw:z-index="40"><draw:text-box fo:min-height="0.159cm"><draw:frame draw:style-name="fr4" draw:name="Frame42" text:anchor-type="frame" svg:x="0cm" svg:y="0cm" svg:width="12.171cm" draw:z-index="41"><draw:text-box fo:min-height="0.159cm"><text:p text:style-name="Text_20_body"/></draw:text-box></draw:frame><text:p text:style-name="Text_20_body"/></draw:text-box></draw:frame><draw:frame draw:style-name="fr1" draw:name="Frame37" text:anchor-type="char" svg:width="0.041cm" draw:z-index="36"><draw:text-box fo:min-height="3.704cm"><draw:frame draw:style-name="fr4" draw:name="Frame38" text:anchor-type="frame" svg:x="0cm" svg:y="0cm" svg:width="0.041cm" draw:z-index="37"><draw:text-box fo:min-height="0.423cm"><text:p text:style-name="Text_20_body"/></draw:text-box></draw:frame><text:p text:style-name="Text_20_body"/></draw:text-box></draw:frame></text:p>
            </text:section>
            <text:p text:style-name="P188">DevOps &amp; Tools:</text:p>
            <text:section text:style-name="Sect1" text:name="fe75afc4-79a0-46b2-8bf1-64b1471cdf9f">
              <text:p text:style-name="P189">text</text:p>
              <text:p text:style-name="P178">Apply</text:p>
              <text:p text:style-name="P188"><draw:frame draw:style-name="fr2" draw:name="Frame59" text:anchor-type="char" svg:x="0cm" svg:width="0.041cm" draw:z-index="58"><draw:text-box fo:min-height="2.434cm"><text:p text:style-name="Text_20_body"><draw:frame draw:style-name="fr1" draw:name="Frame61" text:anchor-type="char" svg:width="0.041cm" draw:z-index="60"><draw:text-box fo:min-height="0.041cm"><text:p text:style-name="Text_20_body"><draw:frame draw:style-name="fr1" draw:name="Frame62" text:anchor-type="char" svg:width="0.041cm" draw:z-index="61"><draw:text-box fo:min-height="0.041cm"><text:p text:style-name="Text_20_body"/></draw:text-box></draw:frame></text:p></draw:text-box></draw:frame><draw:frame draw:style-name="fr1" draw:name="Frame60" text:anchor-type="char" svg:width="0.041cm" draw:z-index="59"><draw:text-box fo:min-height="2.434cm"><text:p text:style-name="Text_20_body"/></draw:text-box></draw:frame></text:p></draw:text-box></draw:frame><draw:frame draw:style-name="fr2" draw:name="Frame55" text:anchor-type="char" svg:x="0cm" svg:width="12.171cm" draw:z-index="54"><draw:text-box fo:min-height="0.159cm"><draw:frame draw:style-name="fr4" draw:name="Frame56" text:anchor-type="frame" svg:x="0cm" svg:y="0cm" svg:width="12.171cm" draw:z-index="55"><draw:text-box fo:min-height="0.159cm"><text:p text:style-name="Text_20_body"/></draw:text-box></draw:frame><text:p text:style-name="Text_20_body"/></draw:text-box></draw:frame><draw:frame draw:style-name="fr1" draw:name="Frame51" text:anchor-type="char" svg:width="0.041cm" draw:z-index="50"><draw:text-box fo:min-height="2.434cm"><draw:frame draw:style-name="fr4" draw:name="Frame52" text:anchor-type="frame" svg:x="0cm" svg:y="0cm" svg:width="0.041cm" draw:z-index="51"><draw:text-box fo:min-height="0.423cm"><text:p text:style-name="Text_20_body"/></draw:text-box></draw:frame><text:p text:style-name="Text_20_body"/></draw:text-box></draw:frame></text:p>
            </text:section>
            <text:p text:style-name="P188">Additional Tools:</text:p>
            <text:section text:style-name="Sect1" text:name="41b392dd-1e32-4c2d-be2d-4b6dc200ce33">
              <text:p text:style-name="P189">text</text:p>
              <text:p text:style-name="P178">Apply</text:p>
              <text:p text:style-name="P188"><draw:frame draw:style-name="fr2" draw:name="Frame73" text:anchor-type="char" svg:x="0cm" svg:width="0.041cm" draw:z-index="72"><draw:text-box fo:min-height="2.011cm"><text:p text:style-name="Text_20_body"><draw:frame draw:style-name="fr1" draw:name="Frame75" text:anchor-type="char" svg:width="0.041cm" draw:z-index="74"><draw:text-box fo:min-height="0.041cm"><text:p text:style-name="Text_20_body"><draw:frame draw:style-name="fr1" draw:name="Frame76" text:anchor-type="char" svg:width="0.041cm" draw:z-index="75"><draw:text-box fo:min-height="0.041cm"><text:p text:style-name="Text_20_body"/></draw:text-box></draw:frame></text:p></draw:text-box></draw:frame><draw:frame draw:style-name="fr1" draw:name="Frame74" text:anchor-type="char" svg:width="0.041cm" draw:z-index="73"><draw:text-box fo:min-height="2.011cm"><text:p text:style-name="Text_20_body"/></draw:text-box></draw:frame></text:p></draw:text-box></draw:frame><draw:frame draw:style-name="fr2" draw:name="Frame69" text:anchor-type="char" svg:x="0cm" svg:width="12.171cm" draw:z-index="68"><draw:text-box fo:min-height="0.159cm"><draw:frame draw:style-name="fr4" draw:name="Frame70" text:anchor-type="frame" svg:x="0cm" svg:y="0cm" svg:width="12.171cm" draw:z-index="69"><draw:text-box fo:min-height="0.159cm"><text:p text:style-name="Text_20_body"/></draw:text-box></draw:frame><text:p text:style-name="Text_20_body"/></draw:text-box></draw:frame><draw:frame draw:style-name="fr1" draw:name="Frame65" text:anchor-type="char" svg:width="0.041cm" draw:z-index="64"><draw:text-box fo:min-height="2.011cm"><draw:frame draw:style-name="fr4" draw:name="Frame66" text:anchor-type="frame" svg:x="0cm" svg:y="0cm" svg:width="0.041cm" draw:z-index="65"><draw:text-box fo:min-height="0.423cm"><text:p text:style-name="Text_20_body"/></draw:text-box></draw:frame><text:p text:style-name="Text_20_body"/></draw:text-box></draw:frame></text:p>
            </text:section>
            <text:p text:style-name="P188">Project Structure:</text:p>
            <text:section text:style-name="Sect1" text:name="386965a4-527d-4147-852a-7951e43b6e48">
              <text:p text:style-name="P189">text</text:p>
              <text:p text:style-name="P178">Apply</text:p>
              <text:p text:style-name="P188"><draw:frame draw:style-name="fr2" draw:name="Frame87" text:anchor-type="char" svg:x="0cm" svg:width="0.041cm" draw:z-index="86"><draw:text-box fo:min-height="7.514cm"><text:p text:style-name="Text_20_body"><draw:frame draw:style-name="fr1" draw:name="Frame89" text:anchor-type="char" svg:width="0.041cm" draw:z-index="88"><draw:text-box fo:min-height="0.041cm"><text:p text:style-name="Text_20_body"><draw:frame draw:style-name="fr1" draw:name="Frame90" text:anchor-type="char" svg:width="0.041cm" draw:z-index="89"><draw:text-box fo:min-height="0.041cm"><text:p text:style-name="Text_20_body"/></draw:text-box></draw:frame></text:p></draw:text-box></draw:frame><draw:frame draw:style-name="fr1" draw:name="Frame88" text:anchor-type="char" svg:width="0.041cm" draw:z-index="87"><draw:text-box fo:min-height="7.514cm"><text:p text:style-name="Text_20_body"/></draw:text-box></draw:frame></text:p></draw:text-box></draw:frame><draw:frame draw:style-name="fr2" draw:name="Frame83" text:anchor-type="char" svg:x="0cm" svg:width="12.171cm" draw:z-index="82"><draw:text-box fo:min-height="0.159cm"><draw:frame draw:style-name="fr4" draw:name="Frame84" text:anchor-type="frame" svg:x="0cm" svg:y="0cm" svg:width="12.171cm" draw:z-index="83"><draw:text-box fo:min-height="0.159cm"><text:p text:style-name="Text_20_body"/></draw:text-box></draw:frame><text:p text:style-name="Text_20_body"/></draw:text-box></draw:frame><draw:frame draw:style-name="fr1" draw:name="Frame79" text:anchor-type="char" svg:width="0.041cm" draw:z-index="78"><draw:text-box fo:min-height="7.514cm"><draw:frame draw:style-name="fr4" draw:name="Frame80" text:anchor-type="frame" svg:x="0cm" svg:y="0cm" svg:width="0.041cm" draw:z-index="79"><draw:text-box fo:min-height="0.423cm"><text:p text:style-name="Text_20_body"/></draw:text-box></draw:frame><text:p text:style-name="Text_20_body"/></draw:text-box></draw:frame></text:p>
            </text:section>
            <text:p text:style-name="P188">Would you like me to start implementing any specific phase or would you like to adjust any part of this plan? I can begin with setting up the project structure and initial configurations.</text:p>
          </text:section>
          <text:section text:style-name="Sect1" text:name="bubble-816a0e575492">
            <text:p text:style-name="P176">Proceed, as you suggested, with project structure and initial configurations. Before you start, please let me know if there are any actions I should be taking, in regards to preparing the development environment.</text:p>
          </text:section>
          <text:section text:style-name="Sect1" text:name="bubble-b3d3891087ec">
            <text:p text:style-name="P177">Before we proceed, let's ensure your development environment is properly set up. Here's what you'll need to have installed:Required Development Tools:</text:p>
            <text:list xml:id="list196255346" text:style-name="L167">
              <text:list-item text:start-value="1">
                <text:p text:style-name="P165">Node.js (LTS version 20.x or higher)</text:p>
              </text:list-item>
            </text:list>
            <text:list xml:id="list3120541435" text:style-name="L168">
              <text:list-item text:start-value="2">
                <text:p text:style-name="P166">Python (version 3.11 or higher)</text:p>
              </text:list-item>
            </text:list>
            <text:list xml:id="list390011520" text:style-name="L169">
              <text:list-item text:start-value="3">
                <text:p text:style-name="P167">Docker Desktop</text:p>
              </text:list-item>
            </text:list>
            <text:list xml:id="list980262518" text:style-name="L170">
              <text:list-item text:start-value="4">
                <text:p text:style-name="P168">Git</text:p>
              </text:list-item>
            </text:list>
            <text:list xml:id="list28437318" text:style-name="L171">
              <text:list-item text:start-value="5">
                <text:p text:style-name="P169">VS Code (recommended) with these extensions:</text:p>
              </text:list-item>
            </text:list>
            <text:list xml:id="list4218461351" text:style-name="L172">
              <text:list-item>
                <text:p text:style-name="P170">ESLint</text:p>
              </text:list-item>
            </text:list>
            <text:list xml:id="list1224920453" text:style-name="L173">
              <text:list-item>
                <text:p text:style-name="P171">Prettier</text:p>
              </text:list-item>
            </text:list>
            <text:list xml:id="list4046422401" text:style-name="L174">
              <text:list-item>
                <text:p text:style-name="P172">Python</text:p>
              </text:list-item>
            </text:list>
            <text:list xml:id="list3064321031" text:style-name="L175">
              <text:list-item>
                <text:p text:style-name="P173"><text:soft-page-break/>Docker</text:p>
              </text:list-item>
            </text:list>
            <text:list xml:id="list1564703857" text:style-name="L176">
              <text:list-item>
                <text:p text:style-name="P174">GitLens</text:p>
              </text:list-item>
            </text:list>
            <text:list xml:id="list1036722307" text:style-name="L177">
              <text:list-item>
                <text:p text:style-name="P175">Tailwind CSS IntelliSense</text:p>
              </text:list-item>
            </text:list>
            <text:p text:style-name="P64">Let me check your current environment to see what's already set up.</text:p>
          </text:section>
        </text:section>
      </text:section>
      <text:p text:style-name="P2"><draw:frame draw:style-name="fr2" draw:name="Frame17" text:anchor-type="char" svg:x="0cm" svg:width="0.041cm" draw:z-index="16"><draw:text-box fo:min-height="0.041cm"><draw:frame draw:style-name="fr4" draw:name="Frame18" text:anchor-type="frame" svg:x="0cm" svg:y="0cm" svg:width="0.041cm" draw:z-index="17"><draw:text-box fo:min-height="0.265cm"><text:p text:style-name="Text_20_body"/></draw:text-box></draw:frame><text:p text:style-name="Text_20_body"/></draw:text-box></draw:frame></text:p>
      <text:p text:style-name="P1"><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Consolas" svg:font-family="Consolas, 'Courier New', monospace"/>
    <style:font-face style:name="Consolas1" svg:font-family="Consolas, 'Courier New', monospace, Menlo, Monaco, 'Courier New', monospac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WPC" svg:font-family="'Segoe WPC', 'Segoe UI',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fr"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fr"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01T17:35:47.518000000</meta:creation-date>
    <dc:date>2025-05-01T18:12:20.519000000</dc:date>
    <meta:editing-duration>PT2M53S</meta:editing-duration>
    <meta:editing-cycles>3</meta:editing-cycles>
    <meta:generator>LibreOffice/7.3.2.2$Windows_X86_64 LibreOffice_project/49f2b1bff42cfccbd8f788c8dc32c1c309559be0</meta:generator>
    <meta:document-statistic meta:table-count="0" meta:image-count="0" meta:object-count="0" meta:page-count="13" meta:paragraph-count="256" meta:word-count="1978" meta:character-count="13002" meta:non-whitespace-character-count="10943"/>
  </office:meta>
</office:document-meta>
</file>